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ahoma" svg:font-family="tahoma, arial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f03e" officeooo:paragraph-rsid="0007f03e"/>
    </style:style>
    <style:style style:name="P2" style:family="paragraph" style:parent-style-name="Standard">
      <style:text-properties fo:font-weight="bold" officeooo:rsid="00098f27" officeooo:paragraph-rsid="00098f27" style:font-weight-asian="bold" style:font-weight-complex="bold"/>
    </style:style>
    <style:style style:name="P3" style:family="paragraph" style:parent-style-name="Standard">
      <style:text-properties fo:font-weight="bold" officeooo:rsid="000a481c" officeooo:paragraph-rsid="000a481c" style:font-weight-asian="bold" style:font-weight-complex="bold"/>
    </style:style>
    <style:style style:name="P4" style:family="paragraph" style:parent-style-name="Standard">
      <style:text-properties fo:font-weight="bold" officeooo:rsid="0007f03e" officeooo:paragraph-rsid="0007f03e" style:font-weight-asian="bold" style:font-weight-complex="bold"/>
    </style:style>
    <style:style style:name="P5" style:family="paragraph" style:parent-style-name="Standard">
      <style:text-properties fo:font-weight="normal" officeooo:rsid="000a481c" officeooo:paragraph-rsid="000a481c" style:font-weight-asian="normal" style:font-weight-complex="normal"/>
    </style:style>
    <style:style style:name="P6" style:family="paragraph" style:parent-style-name="Text_20_body">
      <style:paragraph-properties fo:widows="1"/>
      <style:text-properties officeooo:paragraph-rsid="000a481c"/>
    </style:style>
    <style:style style:name="P7" style:family="paragraph" style:parent-style-name="Text_20_body">
      <style:paragraph-properties fo:widows="1"/>
      <style:text-properties officeooo:paragraph-rsid="00155315"/>
    </style:style>
    <style:style style:name="P8" style:family="paragraph" style:parent-style-name="Text_20_body">
      <style:paragraph-properties fo:widows="1"/>
      <style:text-properties fo:font-weight="bold" officeooo:rsid="00098f27" officeooo:paragraph-rsid="000a481c" style:font-weight-asian="bold" style:font-weight-complex="bold"/>
    </style:style>
    <style:style style:name="P9" style:family="paragraph" style:parent-style-name="Text_20_body">
      <style:text-properties fo:font-weight="bold" style:font-size-asian="12pt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1" style:family="paragraph" style:parent-style-name="Text_20_body">
      <style:text-properties style:font-size-asian="12pt"/>
    </style:style>
    <style:style style:name="P12" style:family="paragraph" style:parent-style-name="Text_20_body">
      <style:text-properties officeooo:paragraph-rsid="000c8a20" style:font-size-asian="12pt"/>
    </style:style>
    <style:style style:name="P1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fo:letter-spacing="normal"/>
    </style:style>
    <style:style style:name="P15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ff0000" fo:letter-spacing="normal"/>
    </style:style>
    <style:style style:name="P17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3366ff" fo:letter-spacing="normal" style:text-underline-style="solid" style:text-underline-width="auto" style:text-underline-color="font-color"/>
    </style:style>
    <style:style style:name="P18" style:family="paragraph" style:parent-style-name="Text_20_body">
      <style:paragraph-properties fo:margin-left="0in" fo:margin-right="0in" fo:widows="1" fo:text-indent="0in" style:auto-text-indent="false"/>
    </style:style>
    <style:style style:name="P19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0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fo:letter-spacing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style:line-height-at-least="0.2602in" fo:text-align="start" style:justify-single-word="false" fo:widows="1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.0311in" style:contextual-spacing="false" style:line-height-at-least="0.2602in" fo:text-align="start" style:justify-single-word="false" fo:widows="1" fo:text-indent="0in" style:auto-text-indent="false"/>
      <style:text-properties fo:font-variant="normal" fo:text-transform="none" fo:color="#000000" style:font-name="tahoma" fo:font-size="10.5pt" fo:letter-spacing="normal" fo:font-style="normal" fo:font-weight="normal" fo:padding="0in" fo:border="none"/>
    </style:style>
    <style:style style:name="P23" style:family="paragraph" style:parent-style-name="Heading_20_1">
      <style:paragraph-properties fo:widows="1"/>
      <style:text-properties officeooo:rsid="0007f03e" officeooo:paragraph-rsid="000a481c"/>
    </style:style>
    <style:style style:name="P24" style:family="paragraph" style:parent-style-name="Preformatted_20_Text">
      <style:paragraph-properties fo:widows="1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25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26" style:family="paragraph" style:parent-style-name="Preformatted_20_Text">
      <style:paragraph-properties fo:widows="1"/>
      <style:text-properties fo:font-variant="normal" fo:text-transform="none" fo:color="#000000" fo:letter-spacing="normal" fo:font-weight="bold" style:font-name-asian="Times New Roman" style:font-size-asian="14pt" style:font-style-asian="normal" style:font-weight-asian="bold" style:font-weight-complex="bold"/>
    </style:style>
    <style:style style:name="P27" style:family="paragraph" style:parent-style-name="Preformatted_20_Text">
      <style:paragraph-properties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8" style:family="paragraph" style:parent-style-name="Preformatted_20_Text">
      <style:paragraph-properties fo:widows="1"/>
    </style:style>
    <style:style style:name="P29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fo:letter-spacing="normal"/>
    </style:style>
    <style:style style:name="P30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1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1pt" fo:letter-spacing="normal" fo:font-style="normal" fo:font-weight="normal" officeooo:rsid="00155315" officeooo:paragraph-rsid="00155315" style:font-size-asian="11pt" style:font-size-complex="11pt"/>
    </style:style>
    <style:style style:name="P32" style:family="paragraph" style:parent-style-name="Text_20_body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3" style:family="paragraph" style:parent-style-name="Text_20_body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 officeooo:paragraph-rsid="00155315"/>
    </style:style>
    <style:style style:name="P34" style:family="paragraph" style:parent-style-name="Text_20_body">
      <style:paragraph-properties fo:margin-left="0.0311in" fo:margin-right="0.0311in" fo:margin-top="0in" fo:margin-bottom="0in" style:contextual-spacing="false" style:line-height-at-least="0.2189in" fo:text-align="start" style:justify-single-word="false" fo:widows="1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style:font-name-asian="tahoma" style:font-size-asian="9pt" style:font-style-asian="normal" style:font-weight-asian="normal" fo:padding="0in" fo:border="none"/>
    </style:style>
    <style:style style:name="P35" style:family="paragraph" style:parent-style-name="Text_20_body">
      <style:paragraph-properties fo:margin-top="0.0311in" fo:margin-bottom="0in" style:contextual-spacing="false" style:line-height-at-least="0.2602in" fo:text-align="start" style:justify-single-word="false" fo:widows="1"/>
      <style:text-properties fo:font-variant="normal" fo:text-transform="none" fo:color="#000000" fo:letter-spacing="normal" fo:padding-left="0.0311in" fo:padding-right="0.0311in" fo:padding-top="0.0193in" fo:padding-bottom="0.0193in" fo:border="0.06pt solid #0099cc"/>
    </style:style>
    <style:style style:name="P36" style:family="paragraph" style:parent-style-name="Standard">
      <style:text-properties officeooo:rsid="0007f03e" officeooo:paragraph-rsid="0007f03e"/>
    </style:style>
    <style:style style:name="P37" style:family="paragraph" style:parent-style-name="Standard">
      <style:text-properties officeooo:rsid="00171cae" officeooo:paragraph-rsid="0007f03e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style:font-name="Times New Roman" fo:font-size="14pt" fo:font-style="normal" fo:font-weight="bold" fo:background-color="#ffff66" loext:char-shading-value="0"/>
    </style:style>
    <style:style style:name="T3" style:family="text">
      <style:text-properties style:font-name-asian="Times New Roman" style:font-size-asian="14pt" style:font-style-asian="normal" style:font-weight-asian="normal"/>
    </style:style>
    <style:style style:name="T4" style:family="text">
      <style:text-properties fo:color="#000000" fo:font-weight="bold" fo:background-color="#a0ffff" loext:char-shading-value="0"/>
    </style:style>
    <style:style style:name="T5" style:family="text">
      <style:text-properties fo:color="#000000" fo:font-weight="bold" fo:background-color="#a0ffff" loext:char-shading-value="0" style:font-size-asian="12pt" style:font-weight-asian="bold" style:font-weight-complex="bold"/>
    </style:style>
    <style:style style:name="T6" style:family="text">
      <style:text-properties fo:color="#000000" fo:font-weight="bold" fo:background-color="#99ff99" loext:char-shading-value="0"/>
    </style:style>
    <style:style style:name="T7" style:family="text">
      <style:text-properties fo:color="#000000" fo:font-weight="bold" fo:background-color="#ff9999" loext:char-shading-value="0"/>
    </style:style>
    <style:style style:name="T8" style:family="text">
      <style:text-properties fo:color="#000000" fo:background-color="#99ff99" loext:char-shading-value="0" style:font-size-asian="12pt" style:font-weight-asian="bold"/>
    </style:style>
    <style:style style:name="T9" style:family="text">
      <style:text-properties fo:color="#000000" fo:background-color="#a0ffff" loext:char-shading-value="0" style:font-size-asian="12pt"/>
    </style:style>
    <style:style style:name="T10" style:family="text">
      <style:text-properties fo:color="#000000" fo:background-color="#a0ffff" loext:char-shading-value="0" style:font-size-asian="12pt" style:font-weight-asian="bold"/>
    </style:style>
    <style:style style:name="T11" style:family="text">
      <style:text-properties fo:color="#000000" fo:background-color="#a0ffff" loext:char-shading-value="0" style:font-name-asian="Times New Roman" style:font-size-asian="14pt" style:font-style-asian="normal" style:font-weight-asian="bold"/>
    </style:style>
    <style:style style:name="T12" style:family="text">
      <style:text-properties fo:color="#000000" fo:font-size="12pt"/>
    </style:style>
    <style:style style:name="T13" style:family="text">
      <style:text-properties fo:color="#000000" fo:font-size="12pt" fo:font-weight="bold" fo:background-color="#ffff66" loext:char-shading-value="0" style:font-size-asian="12pt" style:font-size-complex="12pt"/>
    </style:style>
    <style:style style:name="T14" style:family="text">
      <style:text-properties fo:color="#000000" fo:font-size="12pt" fo:font-weight="bold" fo:background-color="#a0ffff" loext:char-shading-value="0" style:font-size-asian="12pt" style:font-size-complex="12pt"/>
    </style:style>
    <style:style style:name="T15" style:family="text">
      <style:text-properties fo:color="#000000" fo:font-size="12pt" fo:font-weight="bold" fo:background-color="#99ff99" loext:char-shading-value="0" style:font-size-asian="12pt" style:font-size-complex="12pt"/>
    </style:style>
    <style:style style:name="T16" style:family="text">
      <style:text-properties fo:color="#000000" fo:font-size="12pt" fo:font-weight="bold" fo:background-color="#ff9999" loext:char-shading-value="0" style:font-size-asian="12pt" style:font-size-complex="12pt"/>
    </style:style>
    <style:style style:name="T17" style:family="text">
      <style:text-properties fo:color="#000000" style:font-size-asian="12pt"/>
    </style:style>
    <style:style style:name="T18" style:family="text">
      <style:text-properties fo:color="#000000" fo:font-weight="normal" style:font-size-asian="12pt" style:font-weight-asian="normal" style:font-weight-complex="normal"/>
    </style:style>
    <style:style style:name="T19" style:family="text">
      <style:text-properties fo:color="#000000" fo:background-color="#ffff00" loext:char-shading-value="0" style:font-size-asian="12pt" style:font-weight-asian="bold"/>
    </style:style>
    <style:style style:name="T20" style:family="text">
      <style:text-properties fo:color="#ffffff" fo:font-weight="bold" fo:background-color="#880000" loext:char-shading-value="0"/>
    </style:style>
    <style:style style:name="T21" style:family="text">
      <style:text-properties fo:color="#ffffff" fo:font-weight="bold" fo:background-color="#886800" loext:char-shading-value="0"/>
    </style:style>
    <style:style style:name="T22" style:family="text">
      <style:text-properties fo:color="#ffffff" fo:font-weight="bold" fo:background-color="#990099" loext:char-shading-value="0"/>
    </style:style>
    <style:style style:name="T23" style:family="text">
      <style:text-properties fo:color="#ffffff" fo:font-size="12pt" fo:font-weight="bold" fo:background-color="#880000" loext:char-shading-value="0" style:font-size-asian="12pt" style:font-size-complex="12pt"/>
    </style:style>
    <style:style style:name="T24" style:family="text">
      <style:text-properties fo:color="#ffffff" fo:font-size="12pt" fo:font-weight="bold" fo:background-color="#886800" loext:char-shading-value="0" style:font-size-asian="12pt" style:font-size-complex="12pt"/>
    </style:style>
    <style:style style:name="T25" style:family="text">
      <style:text-properties fo:color="#ffffff" fo:font-size="12pt" fo:font-weight="bold" fo:background-color="#990099" loext:char-shading-value="0" style:font-size-asian="12pt" style:font-size-complex="12pt"/>
    </style:style>
    <style:style style:name="T26" style:family="text">
      <style:text-properties fo:color="#0000ff" fo:font-size="12pt"/>
    </style:style>
    <style:style style:name="T27" style:family="text">
      <style:text-properties fo:color="#0000ff" style:font-size-asian="12pt"/>
    </style:style>
    <style:style style:name="T28" style:family="text">
      <style:text-properties fo:font-size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background-color="#ffff00" loext:char-shading-value="0"/>
    </style:style>
    <style:style style:name="T31" style:family="text">
      <style:text-properties style:font-size-asian="12pt"/>
    </style:style>
    <style:style style:name="T32" style:family="text">
      <style:text-properties fo:color="#ff0000" fo:font-size="12pt"/>
    </style:style>
    <style:style style:name="T33" style:family="text">
      <style:text-properties fo:color="#ff0000" style:font-size-asian="12pt"/>
    </style:style>
    <style:style style:name="T34" style:family="text">
      <style:text-properties fo:color="#ff0000" fo:font-weight="bold" style:font-size-asian="12pt" style:font-weight-asian="bold" style:font-weight-complex="bold"/>
    </style:style>
    <style:style style:name="T35" style:family="text">
      <style:text-properties fo:background-color="#ffff00" loext:char-shading-value="0" style:font-size-asian="12pt"/>
    </style:style>
    <style:style style:name="T36" style:family="text">
      <style:text-properties fo:font-weight="bold" style:font-size-asian="12pt" style:font-weight-asian="bold" style:font-weight-complex="bold"/>
    </style:style>
    <style:style style:name="T37" style:family="text">
      <style:text-properties fo:font-weight="bold" fo:background-color="#ffff66" loext:char-shading-value="0"/>
    </style:style>
    <style:style style:name="T38" style:family="text">
      <style:text-properties fo:background-color="#a0ffff" loext:char-shading-value="0" style:font-weight-asian="bold"/>
    </style:style>
    <style:style style:name="T39" style:family="text">
      <style:text-properties fo:background-color="#a0ffff" loext:char-shading-value="0" style:font-name-asian="Times New Roman" style:font-size-asian="14pt" style:font-style-asian="normal" style:font-weight-asian="bold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1" style:family="text">
      <style:text-properties fo:font-variant="normal" fo:text-transform="none" fo:color="#000000" fo:letter-spacing="normal"/>
    </style:style>
    <style:style style:name="T42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3" style:family="text">
      <style:text-properties fo:font-variant="normal" fo:text-transform="none" fo:color="#000000" fo:letter-spacing="normal" fo:background-color="#a0ffff" loext:char-shading-value="0" style:font-name-asian="Times New Roman" style:font-size-asian="14pt" style:font-style-asian="normal" style:font-weight-asian="bold"/>
    </style:style>
    <style:style style:name="T44" style:family="text">
      <style:text-properties fo:font-variant="normal" fo:text-transform="none" fo:color="#000000" fo:letter-spacing="normal" style:font-name-asian="tahoma" style:font-size-asian="10.5pt" style:font-style-asian="normal" style:font-weight-asian="normal"/>
    </style:style>
    <style:style style:name="T45" style:family="text">
      <style:text-properties fo:font-variant="normal" fo:text-transform="none" fo:color="#000000" style:font-name="tahoma" fo:font-size="10.5pt" fo:letter-spacing="normal" fo:font-style="normal" fo:font-weight="normal"/>
    </style:style>
    <style:style style:name="T46" style:family="text">
      <style:text-properties fo:font-variant="normal" fo:text-transform="none" fo:color="#000000" style:font-name="tahoma" fo:font-size="10.5pt" fo:letter-spacing="normal" fo:font-style="normal" fo:font-weight="bold"/>
    </style:style>
    <style:style style:name="T47" style:family="text">
      <style:text-properties fo:color="#800080"/>
    </style:style>
    <style:style style:name="T48" style:family="text">
      <style:text-properties fo:color="#800000" style:font-name="Times New Roman" fo:font-size="14pt" fo:font-style="normal" fo:font-weight="normal"/>
    </style:style>
    <style:style style:name="T49" style:family="text">
      <style:text-properties fo:color="#800000" style:font-name-asian="Times New Roman" style:font-size-asian="14pt" style:font-style-asian="normal" style:font-weight-asian="normal"/>
    </style:style>
    <style:style style:name="T50" style:family="text">
      <style:text-properties style:font-name="tahoma" fo:font-size="10.5pt"/>
    </style:style>
    <style:style style:name="T51" style:family="text">
      <style:text-properties style:font-name="tahoma" fo:font-size="10.5pt" fo:font-style="normal" fo:font-weight="normal"/>
    </style:style>
    <style:style style:name="T52" style:family="text">
      <style:text-properties style:font-name="tahoma" fo:font-size="10.5pt" fo:font-weight="bold" fo:background-color="#99ff99" loext:char-shading-value="0"/>
    </style:style>
    <style:style style:name="T53" style:family="text">
      <style:text-properties style:font-name="tahoma" fo:font-size="10.5pt" fo:font-weight="bold" fo:background-color="#ffff66" loext:char-shading-value="0"/>
    </style:style>
    <style:style style:name="T54" style:family="text">
      <style:text-properties style:font-name-asian="tahoma" style:font-size-asian="10.5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1. 查看当前Liunx的版本</text:p>
      <text:p text:style-name="P3">cat /proc/version </text:p>
      <text:p text:style-name="P5">Linux version 3.10.0-229.el7.x86_64 (builder@kbuilder.dev.centos.org) (gcc version 4.8.2 20140120 (Red Hat 4.8.2-16) (GCC) ) #1 SMP Fri Mar 6 11:36:42 UTC 2015</text:p>
      <text:p text:style-name="P3"/>
      <text:p text:style-name="P3">2. JAVA JDK环境变量配置 </text:p>
      <text:p text:style-name="P4">首先check当前系统是否安装了java</text:p>
      <text:p text:style-name="P4">java -version</text:p>
      <text:p text:style-name="P4">else</text:p>
      <text:p text:style-name="P4">vi /etc/profile</text:p>
      <text:p text:style-name="P1">在文件末尾添加如下信息</text:p>
      <text:p text:style-name="P1">export JAVA_HOME=/usr/java/jdk1.7.0_79 </text:p>
      <text:p text:style-name="P1">export PATH=$PATH:$JAVA_HOME/bin </text:p>
      <text:p text:style-name="P1">export CLASSPATH=.$JAVA_HOME/jre/lib/rt.jar:$JAVA_HOME/lib/dt.jar:$JAVA_HOME/lib/tools.jar </text:p>
      <text:p text:style-name="P1"/>
      <text:p text:style-name="P37">source /etc/profile</text:p>
      <text:p text:style-name="P1"/>
      <text:p text:style-name="P1"/>
      <text:p text:style-name="P1">some time thrown exception:</text:p>
      <text:h text:style-name="P23" text:outline-level="1"><text:a xlink:type="simple" xlink:href="http://www.cnblogs.com/jerome-rong/archive/2013/02/19/2916608.html"><text:span text:style-name="T13">A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4">Java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5">Runtime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6">Environment</text:span></text:a><text:a xlink:type="simple" xlink:href="http://www.cnblogs.com/jerome-rong/archive/2013/02/19/2916608.html"><text:span text:style-name="T29"> (</text:span></text:a><text:a xlink:type="simple" xlink:href="http://www.cnblogs.com/jerome-rong/archive/2013/02/19/2916608.html"><text:span text:style-name="T23">JRE</text:span></text:a><text:a xlink:type="simple" xlink:href="http://www.cnblogs.com/jerome-rong/archive/2013/02/19/2916608.html"><text:span text:style-name="T29">) </text:span></text:a><text:a xlink:type="simple" xlink:href="http://www.cnblogs.com/jerome-rong/archive/2013/02/19/2916608.html"><text:span text:style-name="T24">or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4">Java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25">Development</text:span></text:a><text:a xlink:type="simple" xlink:href="http://www.cnblogs.com/jerome-rong/archive/2013/02/19/2916608.html"><text:span text:style-name="T29"> Kit (JDK) must be avail</text:span></text:a></text:h>
      <text:p text:style-name="P6"> <text:span text:style-name="T4">Java</text:span> <text:span text:style-name="T6">RunTime</text:span> <text:span text:style-name="T7">Environment</text:span> (<text:span text:style-name="T20">JRE</text:span>) <text:span text:style-name="T21">or</text:span> <text:span text:style-name="T4">Java</text:span> <text:span text:style-name="T22">Development</text:span> Kit (JDK) must be available in order to run Eclipse. No <text:span text:style-name="T4">java</text:span> virtual machine was found after searching the following locations:…</text:p>
      <text:p text:style-name="P6">Solution is:</text:p>
      <text:p text:style-name="P6">mkdir jre<text:line-break/>cd jre</text:p>
      <text:p text:style-name="P6">ln -s {your JDK director}/bin bin</text:p>
      <text:p text:style-name="P8">3. <text:span text:style-name="Strong_20_Emphasis"><text:span text:style-name="T12">linux </text:span></text:span><text:span text:style-name="Strong_20_Emphasis"><text:span text:style-name="T17">目录</text:span></text:span><text:span text:style-name="Strong_20_Emphasis"><text:span text:style-name="T8">结构</text:span></text:span><text:span text:style-name="T18"> </text:span></text:p>
      <text:p text:style-name="Text_20_body"><text:soft-page-break/> <draw:frame draw:style-name="fr1" draw:name="Image1" text:anchor-type="as-char" svg:width="5.0626in" svg:height="4.4898in" draw:z-index="0"><draw:image xlink:href="http://dl.iteye.com/upload/picture/pic/115222/e063287e-07a0-333e-b4f5-9e418ec52ce1.png" xlink:type="simple" xlink:show="embed" xlink:actuate="onLoad"/></draw:frame></text:p>
      <text:p text:style-name="Text_20_body"> </text:p>
      <text:p text:style-name="Text_20_body"><text:span text:style-name="Strong_20_Emphasis"><text:span text:style-name="T32">/</text:span></text:span><text:span text:style-name="Strong_20_Emphasis"><text:span text:style-name="T33">：</text:span></text:span><text:span text:style-name="Strong_20_Emphasis"><text:span text:style-name="T31"> </text:span></text:span><text:span text:style-name="T31">根目录，一般根目录下只存放目录，不要存放</text:span><text:bookmark text:name="baidusnap11"/><text:span text:style-name="T10">文件</text:span><text:span text:style-name="T31">，</text:span><text:span text:style-name="T28">/etc</text:span><text:span text:style-name="T31">、</text:span><text:span text:style-name="T28">/bin</text:span><text:span text:style-name="T31">、</text:span><text:span text:style-name="T28">/dev</text:span><text:span text:style-name="T31">、</text:span><text:span text:style-name="T28">/lib</text:span><text:span text:style-name="T31">、</text:span><text:span text:style-name="T28">/sbin</text:span><text:span text:style-name="T31">应该和根目录放置在一个分区中</text:span><text:span text:style-name="T28"><text:line-break/></text:span><text:span text:style-name="Strong_20_Emphasis"><text:span text:style-name="T32">/bin:/usr/bin:</text:span></text:span><text:span text:style-name="Strong_20_Emphasis"><text:span text:style-name="T30"> </text:span></text:span><text:span text:style-name="T35">可执行二进制</text:span><text:span text:style-name="T19">文件</text:span><text:span text:style-name="T35">的目录</text:span><text:span text:style-name="T31">，如常用的命令</text:span><text:span text:style-name="T28">ls</text:span><text:span text:style-name="T31">、</text:span><text:span text:style-name="T28">tar</text:span><text:span text:style-name="T31">、</text:span><text:span text:style-name="T28">mv</text:span><text:span text:style-name="T31">、</text:span><text:span text:style-name="T28">cat</text:span><text:span text:style-name="T31">等。</text:span><text:span text:style-name="T28"><text:line-break/></text:span><text:span text:style-name="Strong_20_Emphasis"><text:span text:style-name="T32">/boot</text:span></text:span><text:span text:style-name="Strong_20_Emphasis"><text:span text:style-name="T33">：</text:span></text:span><text:span text:style-name="Strong_20_Emphasis"><text:span text:style-name="T31"> </text:span></text:span><text:span text:style-name="T31">放置</text:span><text:span text:style-name="T28">linux</text:span><text:span text:style-name="T31">系统启动时用到的一些</text:span><text:span text:style-name="T10">文件</text:span><text:span text:style-name="T31">。</text:span><text:span text:style-name="T28">/boot/vmlinuz</text:span><text:span text:style-name="T31">为</text:span><text:span text:style-name="T28">linux</text:span><text:span text:style-name="T31">的内核</text:span><text:span text:style-name="T10">文件</text:span><text:span text:style-name="T31">，以及</text:span><text:span text:style-name="T28">/boot/gurb</text:span><text:span text:style-name="T31">。建议单独分区，分区大小</text:span><text:span text:style-name="T28">100M</text:span><text:span text:style-name="T31">即可</text:span><text:span text:style-name="T28"><text:line-break/></text:span><text:span text:style-name="Strong_20_Emphasis"><text:span text:style-name="T32">/dev</text:span></text:span><text:span text:style-name="Strong_20_Emphasis"><text:span text:style-name="T33">：</text:span></text:span><text:span text:style-name="Strong_20_Emphasis"><text:span text:style-name="T31"> </text:span></text:span><text:span text:style-name="T31">存放</text:span><text:span text:style-name="T28">linux</text:span><text:span text:style-name="T31">系统下的设备</text:span><text:span text:style-name="T10">文件</text:span><text:span text:style-name="T31">，访问该目录下某个</text:span><text:span text:style-name="T10">文件</text:span><text:span text:style-name="T31">，相当于访问某个设备，常用的是挂载光驱</text:span><text:span text:style-name="T28">mount /dev/cdrom /mnt</text:span><text:span text:style-name="T31">。</text:span><text:span text:style-name="T28"><text:line-break/></text:span><text:span text:style-name="Strong_20_Emphasis"><text:span text:style-name="T32">/etc</text:span></text:span><text:span text:style-name="Strong_20_Emphasis"><text:span text:style-name="T33">：</text:span></text:span><text:span text:style-name="Strong_20_Emphasis"><text:span text:style-name="T31"> </text:span></text:span><text:span text:style-name="T31">系统配置</text:span><text:span text:style-name="T10">文件</text:span><text:span text:style-name="T31">存放的目录，不建议在此目录下存放可执行</text:span><text:span text:style-name="T10">文件</text:span><text:span text:style-name="T31">，重要的配置</text:span><text:span text:style-name="T10">文件</text:span><text:span text:style-name="T31">有</text:span><text:span text:style-name="T28">/etc/inittab</text:span><text:span text:style-name="T31">、</text:span><text:span text:style-name="T28">/etc/fstab</text:span><text:span text:style-name="T31">、</text:span><text:span text:style-name="T28">/etc/init.d</text:span><text:span text:style-name="T31">、</text:span><text:span text:style-name="T28">/etc/X11</text:span><text:span text:style-name="T31">、</text:span><text:span text:style-name="T28">/etc/sysconfig</text:span><text:span text:style-name="T31">、</text:span><text:span text:style-name="T28">/etc/xinetd.d</text:span><text:span text:style-name="T31">修改配置</text:span><text:span text:style-name="T10">文件</text:span><text:span text:style-name="T31">之前记得备份。注：</text:span><text:span text:style-name="T28">/etc/X11</text:span><text:span text:style-name="T31">存放与</text:span><text:span text:style-name="T28">x windows</text:span><text:span text:style-name="T31">有关的设置。</text:span><text:span text:style-name="T28"><text:line-break/></text:span><text:span text:style-name="Strong_20_Emphasis"><text:span text:style-name="T32">/home</text:span></text:span><text:span text:style-name="Strong_20_Emphasis"><text:span text:style-name="T33">：</text:span></text:span><text:span text:style-name="Strong_20_Emphasis"><text:span text:style-name="T31"> </text:span></text:span><text:span text:style-name="T31">系统默认的用户家目录，新增用户账号时，用户的家目录都存放在此目录下，</text:span><text:span text:style-name="T28">~</text:span><text:span text:style-name="T31">表示当前用户的家目录，</text:span><text:span text:style-name="T28">~test</text:span><text:span text:style-name="T31">表示用户</text:span><text:span text:style-name="T28">test</text:span><text:span text:style-name="T31">的家目录。建议单独分区，并设置较大的磁盘空间，方便用户存放数据</text:span><text:span text:style-name="T28"><text:line-break/></text:span><text:span text:style-name="Strong_20_Emphasis"><text:span text:style-name="T32">/lib:/usr/lib:/usr/local/lib</text:span></text:span><text:span text:style-name="Strong_20_Emphasis"><text:span text:style-name="T33">：</text:span></text:span><text:span text:style-name="Strong_20_Emphasis"><text:span text:style-name="T31"> </text:span></text:span><text:span text:style-name="T31">系统使用的函数库的目录，程序在执行过程中，需要调用一些额外的参数时需要函数库的协助，比较重要的目录为</text:span><text:span text:style-name="T28">/lib/modules</text:span><text:span text:style-name="T31">。</text:span><text:span text:style-name="T28"><text:line-break/></text:span><text:span text:style-name="Strong_20_Emphasis"><text:span text:style-name="T32">/lost+fount</text:span></text:span><text:span text:style-name="Strong_20_Emphasis"><text:span text:style-name="T33">：</text:span></text:span><text:span text:style-name="Strong_20_Emphasis"><text:span text:style-name="T31"> </text:span></text:span><text:span text:style-name="T31">系统异常产生错误时，会将一些遗失的片段放置于此目录下，通常这个目录会自动出现在装置目录下。如加载硬盘于</text:span><text:span text:style-name="T28">/disk </text:span><text:span text:style-name="T31">中，此目录下就会自动产生目录</text:span><text:span text:style-name="T28">/disk/lost+found<text:line-break/></text:span><text:span text:style-name="Strong_20_Emphasis"><text:span text:style-name="T32">/mnt:/media</text:span></text:span><text:span text:style-name="Strong_20_Emphasis"><text:span text:style-name="T33">：</text:span></text:span><text:span text:style-name="Strong_20_Emphasis"><text:span text:style-name="T31"> </text:span></text:span><text:span text:style-name="T31">光盘默认挂载点，通常光盘挂载于</text:span><text:span text:style-name="T28">/mnt/cdrom</text:span><text:span text:style-name="T31">下，也不一定，可以选择任意位置进行挂载。</text:span><text:span text:style-name="T28"><text:line-break/></text:span><text:soft-page-break/><text:span text:style-name="Strong_20_Emphasis"><text:span text:style-name="T32">/opt</text:span></text:span><text:span text:style-name="Strong_20_Emphasis"><text:span text:style-name="T33">：</text:span></text:span><text:span text:style-name="Strong_20_Emphasis"><text:span text:style-name="T31"> </text:span></text:span><text:span text:style-name="T31">给主机额外安装软件所摆放的目录。如：</text:span><text:span text:style-name="T28">FC4</text:span><text:span text:style-name="T31">使用的</text:span><text:span text:style-name="T28">Fedora </text:span><text:span text:style-name="T31">社群开发软件，如果想要自行安装新的</text:span><text:span text:style-name="T28">KDE </text:span><text:span text:style-name="T31">桌面软件，可以将该软件安装在该目录下。以前的 </text:span><text:span text:style-name="T28">Linux </text:span><text:span text:style-name="T31">系统中，习惯放置在 </text:span><text:span text:style-name="T28">/usr/local </text:span><text:span text:style-name="T31">目录下</text:span><text:span text:style-name="T28"><text:line-break/></text:span><text:span text:style-name="Strong_20_Emphasis"><text:span text:style-name="T32">/proc</text:span></text:span><text:span text:style-name="Strong_20_Emphasis"><text:span text:style-name="T33">：</text:span></text:span><text:span text:style-name="Strong_20_Emphasis"><text:span text:style-name="T31"> </text:span></text:span><text:span text:style-name="T31">此目录的数据都在内存中，如系统核心，外部设备，网络状态，由于数据都存放于内存中，所以不占用磁盘空间，比较重要的目录有</text:span><text:span text:style-name="T28">/proc/cpuinfo</text:span><text:span text:style-name="T31">、</text:span><text:span text:style-name="T28">/proc/interrupts</text:span><text:span text:style-name="T31">、</text:span><text:span text:style-name="T28">/proc/dma</text:span><text:span text:style-name="T31">、</text:span><text:span text:style-name="T28">/proc/ioports</text:span><text:span text:style-name="T31">、</text:span><text:span text:style-name="T28">/proc/net/*</text:span><text:span text:style-name="T31">等</text:span><text:span text:style-name="T28"><text:line-break/></text:span><text:span text:style-name="Strong_20_Emphasis"><text:span text:style-name="T32">/root</text:span></text:span><text:span text:style-name="Strong_20_Emphasis"><text:span text:style-name="T33">：</text:span></text:span><text:span text:style-name="Strong_20_Emphasis"><text:span text:style-name="T31"> </text:span></text:span><text:span text:style-name="T31">系统管理员</text:span><text:span text:style-name="T28">root</text:span><text:span text:style-name="T31">的家目录，系统第一个启动的分区为</text:span><text:span text:style-name="T28">/</text:span><text:span text:style-name="T31">，所以最好将</text:span><text:span text:style-name="T28">/root</text:span><text:span text:style-name="T31">和</text:span><text:span text:style-name="T28">/</text:span><text:span text:style-name="T31">放置在一个分区下。</text:span><text:span text:style-name="T28"><text:line-break/></text:span><text:span text:style-name="Strong_20_Emphasis"><text:span text:style-name="T32">/sbin:/usr/sbin:/usr/local/sbin</text:span></text:span><text:span text:style-name="Strong_20_Emphasis"><text:span text:style-name="T33">：</text:span></text:span><text:span text:style-name="Strong_20_Emphasis"><text:span text:style-name="T31"> </text:span></text:span><text:span text:style-name="T31">放置系统管理员使用的可执行命令，如</text:span><text:span text:style-name="T28">fdisk</text:span><text:span text:style-name="T31">、</text:span><text:span text:style-name="T28">shutdown</text:span><text:span text:style-name="T31">、</text:span><text:span text:style-name="T28">mount</text:span><text:span text:style-name="T31">等。与</text:span><text:span text:style-name="T28">/bin</text:span><text:span text:style-name="T31">不同的是，这几个目录是给系统管理员</text:span><text:span text:style-name="T28">root</text:span><text:span text:style-name="T31">使用的命令，一般用户只能</text:span><text:span text:style-name="T28">"</text:span><text:span text:style-name="T31">查看</text:span><text:span text:style-name="T28">"</text:span><text:span text:style-name="T31">而不能设置和使用。</text:span><text:span text:style-name="T28"><text:line-break/></text:span><text:span text:style-name="Strong_20_Emphasis"><text:span text:style-name="T32">/tmp</text:span></text:span><text:span text:style-name="Strong_20_Emphasis"><text:span text:style-name="T33">：</text:span></text:span><text:span text:style-name="Strong_20_Emphasis"><text:span text:style-name="T31"> </text:span></text:span><text:span text:style-name="T36">一般用户或正在执行的程序临时存放</text:span><text:span text:style-name="T5">文件</text:span><text:span text:style-name="T36">的目录</text:span><text:span text:style-name="T28">,</text:span><text:span text:style-name="T31">任何人都可以访问</text:span><text:span text:style-name="T28">,</text:span><text:span text:style-name="T31">重要数据不可放置在此目录下</text:span><text:span text:style-name="T28"><text:line-break/></text:span><text:span text:style-name="Strong_20_Emphasis"><text:span text:style-name="T32">/srv</text:span></text:span><text:span text:style-name="Strong_20_Emphasis"><text:span text:style-name="T33">：</text:span></text:span><text:span text:style-name="T33"> </text:span><text:span text:style-name="T31">服务启动之后需要访问的数据目录，如</text:span><text:span text:style-name="T28">www</text:span><text:span text:style-name="T31">服务需要访问的网页数据存放在</text:span><text:span text:style-name="T28">/srv/www</text:span><text:span text:style-name="T31">内</text:span><text:span text:style-name="T28"><text:line-break/></text:span><text:span text:style-name="Strong_20_Emphasis"><text:span text:style-name="T32">/usr</text:span></text:span><text:span text:style-name="Strong_20_Emphasis"><text:span text:style-name="T33">：</text:span></text:span><text:span text:style-name="T34"> </text:span><text:span text:style-name="T36">应用程序存放目录</text:span><text:span text:style-name="T31">，</text:span><text:span text:style-name="Strong_20_Emphasis"><text:span text:style-name="T32">/usr/bin</text:span></text:span><text:span text:style-name="Strong_20_Emphasis"><text:span text:style-name="T28"> </text:span></text:span><text:span text:style-name="T31">存放应用程序，</text:span> <text:span text:style-name="Strong_20_Emphasis"><text:span text:style-name="T32">/usr/share</text:span></text:span><text:span text:style-name="T32"> </text:span><text:span text:style-name="T31">存放共享数据，</text:span><text:span text:style-name="Strong_20_Emphasis"><text:span text:style-name="T32">/usr/lib</text:span></text:span><text:span text:style-name="Strong_20_Emphasis"><text:span text:style-name="T28"> </text:span></text:span><text:span text:style-name="T31">存放不能直接运行的，却是许多程序运行所必需的一些函数库</text:span><text:span text:style-name="T10">文件</text:span><text:span text:style-name="T31">。</text:span><text:span text:style-name="T28">/usr/local:</text:span><text:span text:style-name="T31">存放软件升级包。</text:span><text:span text:style-name="Strong_20_Emphasis"><text:span text:style-name="T32">/usr/share/doc:</text:span></text:span><text:span text:style-name="Strong_20_Emphasis"><text:span text:style-name="T28"> </text:span></text:span><text:span text:style-name="T31">系统说明</text:span><text:span text:style-name="T10">文件</text:span><text:span text:style-name="T31">存放目录。</text:span><text:span text:style-name="Strong_20_Emphasis"><text:span text:style-name="T32">/usr/share/man: </text:span></text:span><text:span text:style-name="T31">程序说明</text:span><text:span text:style-name="T10">文件</text:span><text:span text:style-name="T31">存放目录，使用 </text:span><text:span text:style-name="T28">man ls</text:span><text:span text:style-name="T31">时会查询</text:span><text:span text:style-name="T28">/usr/share/man/man1/ls.1.gz</text:span><text:span text:style-name="T31">的内容建议单独分区，设置较大的磁盘空间</text:span><text:span text:style-name="T28"><text:line-break/></text:span><text:span text:style-name="Strong_20_Emphasis"><text:span text:style-name="T32">/var</text:span></text:span><text:span text:style-name="Strong_20_Emphasis"><text:span text:style-name="T33">：</text:span></text:span><text:span text:style-name="Strong_20_Emphasis"><text:span text:style-name="T31"> </text:span></text:span><text:span text:style-name="T31">放置系统执行过程中经常变化的</text:span><text:span text:style-name="T10">文件</text:span><text:span text:style-name="T31">，如随时更改的日志</text:span><text:span text:style-name="T10">文件</text:span> <text:span text:style-name="Strong_20_Emphasis"><text:span text:style-name="T32">/var/log</text:span></text:span><text:span text:style-name="Strong_20_Emphasis"><text:span text:style-name="T33">，</text:span></text:span><text:span text:style-name="Strong_20_Emphasis"><text:span text:style-name="T32">/var/log/message</text:span></text:span><text:span text:style-name="Strong_20_Emphasis"><text:span text:style-name="T33">：</text:span></text:span><text:span text:style-name="T33"> </text:span><text:span text:style-name="T31">所有的登录</text:span><text:span text:style-name="T10">文件</text:span><text:span text:style-name="T31">存放目录，</text:span><text:span text:style-name="Strong_20_Emphasis"><text:span text:style-name="T32">/var/spool/mail</text:span></text:span><text:span text:style-name="Strong_20_Emphasis"><text:span text:style-name="T33">：</text:span></text:span><text:span text:style-name="Strong_20_Emphasis"><text:span text:style-name="T31"> </text:span></text:span><text:span text:style-name="T31">邮件存放的目录，</text:span> <text:span text:style-name="Strong_20_Emphasis"><text:span text:style-name="T32">/var/run:</text:span></text:span><text:span text:style-name="T32"> </text:span><text:span text:style-name="T31">程序或服务启动</text:span><text:span text:style-name="T28"><text:line-break/><text:line-break/></text:span><text:span text:style-name="T31">后，其</text:span><text:span text:style-name="T28">PID</text:span><text:span text:style-name="T31">存放在该目录下。建议单独分区，设置较大的磁盘空间</text:span><text:span text:style-name="T28"><text:line-break/>   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text:span text:style-name="T28"><text:line-break/><text:line-break/></text:span><text:span text:style-name="Strong_20_Emphasis"><text:span text:style-name="T26">/dev</text:span></text:span><text:span text:style-name="Strong_20_Emphasis"><text:span text:style-name="T27">： 目录</text:span></text:span><text:span text:style-name="T28"><text:line-break/></text:span><text:span text:style-name="T31">　　</text:span><text:span text:style-name="T28">dev</text:span><text:span text:style-name="T31">是设备</text:span><text:span text:style-name="T28">(device)</text:span><text:span text:style-name="T31">的英文缩写。</text:span><text:span text:style-name="T28">/dev</text:span><text:span text:style-name="T31">这个目录对所有的用户都十分重要。因为在这个目录中包含了所有</text:span><text:span text:style-name="T28">Linux</text:span><text:span text:style-name="T31">系统中使用的外部设备。但是这里并不是放的外部设备的驱动程序，这一点和</text:span><text:span text:style-name="T28"><text:line-break/><text:line-break/>windows,dos</text:span><text:span text:style-name="T31">操作系统不一样。它实际上是一个访问这些外部设备的端口。我们可以非常方便地去访问这些外部设备，和访问一个</text:span><text:span text:style-name="T10">文件</text:span><text:span text:style-name="T31">，一个目录没有任何区别。</text:span><text:span text:style-name="T28"><text:line-break/><text:line-break/></text:span><text:span text:style-name="T31">　　</text:span><text:span text:style-name="T28">Linux</text:span><text:span text:style-name="T31">沿袭</text:span><text:span text:style-name="T28">Unix</text:span><text:span text:style-name="T31">的风格，将所有设备认成是一个</text:span><text:span text:style-name="T10">文件</text:span><text:span text:style-name="T31">。</text:span><text:span text:style-name="T28"><text:line-break/><text:line-break/></text:span><text:soft-page-break/><text:span text:style-name="T31">　　设备</text:span><text:span text:style-name="T10">文件</text:span><text:span text:style-name="T31">分为两种：块设备</text:span><text:span text:style-name="T10">文件</text:span><text:span text:style-name="T28">(b)</text:span><text:span text:style-name="T31">和字符设备</text:span><text:span text:style-name="T10">文件</text:span><text:span text:style-name="T28">(c)<text:line-break/><text:line-break/></text:span><text:span text:style-name="T31">　　设备</text:span><text:span text:style-name="T10">文件</text:span><text:span text:style-name="T31">一般存放在</text:span><text:span text:style-name="T28">/dev</text:span><text:span text:style-name="T31">目录下，对常见设备</text:span><text:span text:style-name="T10">文件</text:span><text:span text:style-name="T31">作如下说明：</text:span><text:span text:style-name="T28"><text:line-break/><text:line-break/></text:span><text:span text:style-name="T31">　　</text:span><text:span text:style-name="T28">/dev/hd[a-t]</text:span><text:span text:style-name="T31">：</text:span><text:span text:style-name="T28">IDE</text:span><text:span text:style-name="T31">设备</text:span><text:span text:style-name="T28"><text:line-break/><text:line-break/></text:span><text:span text:style-name="T31">　　</text:span><text:span text:style-name="T28">/dev/sd[a-z]</text:span><text:span text:style-name="T31">：</text:span><text:span text:style-name="T28">SCSI</text:span><text:span text:style-name="T31">设备</text:span><text:span text:style-name="T28"><text:line-break/><text:line-break/></text:span><text:span text:style-name="T31">　　</text:span><text:span text:style-name="T28">/dev/fd[0-7]</text:span><text:span text:style-name="T31">：标准软驱</text:span><text:span text:style-name="T28"><text:line-break/><text:line-break/></text:span><text:span text:style-name="T31">　　</text:span><text:span text:style-name="T28">/dev/md[0-31]</text:span><text:span text:style-name="T31">：软</text:span><text:span text:style-name="T28">raid</text:span><text:span text:style-name="T31">设备</text:span><text:span text:style-name="T28"><text:line-break/><text:line-break/></text:span><text:span text:style-name="T31">　　</text:span><text:span text:style-name="T28">/dev/loop[0-7]</text:span><text:span text:style-name="T31">：本地回环设备</text:span><text:span text:style-name="T28"><text:line-break/><text:line-break/></text:span><text:span text:style-name="T31">　　</text:span><text:span text:style-name="T28">/dev/ram[0-15]</text:span><text:span text:style-name="T31">：内存</text:span><text:span text:style-name="T28"><text:line-break/><text:line-break/></text:span><text:span text:style-name="T31">　　</text:span><text:span text:style-name="T28">/dev/null</text:span><text:span text:style-name="T31">：无限数据接收设备</text:span><text:span text:style-name="T28">,</text:span><text:span text:style-name="T31">相当于黑洞</text:span><text:span text:style-name="T28"><text:line-break/><text:line-break/></text:span><text:span text:style-name="T31">　　</text:span><text:span text:style-name="T28">/dev/zero</text:span><text:span text:style-name="T31">：无限零资源</text:span><text:span text:style-name="T28"><text:line-break/><text:line-break/></text:span><text:span text:style-name="T31">　　</text:span><text:span text:style-name="T28">/dev/tty[0-63]</text:span><text:span text:style-name="T31">：虚拟终端</text:span><text:span text:style-name="T28"><text:line-break/><text:line-break/></text:span><text:span text:style-name="T31">　　</text:span><text:span text:style-name="T28">/dev/ttyS[0-3]</text:span><text:span text:style-name="T31">：串口</text:span><text:span text:style-name="T28"><text:line-break/><text:line-break/></text:span><text:span text:style-name="T31">　　</text:span><text:span text:style-name="T28">/dev/lp[0-3]</text:span><text:span text:style-name="T31">：并口</text:span><text:span text:style-name="T28"><text:line-break/><text:line-break/></text:span><text:span text:style-name="T31">　　</text:span><text:span text:style-name="T28">/dev/console</text:span><text:span text:style-name="T31">：控制台</text:span><text:span text:style-name="T28"><text:line-break/><text:line-break/></text:span><text:span text:style-name="T31">　　</text:span><text:span text:style-name="T28">/dev/fb[0-31]</text:span><text:span text:style-name="T31">：</text:span><text:span text:style-name="T28">framebuffer<text:line-break/><text:line-break/></text:span><text:span text:style-name="T31">　　</text:span><text:span text:style-name="T28">/dev/cdrom =&gt; /dev/hdc<text:line-break/><text:line-break/></text:span><text:span text:style-name="T31">　　</text:span><text:span text:style-name="T28">/dev/modem =&gt; /dev/ttyS[0-9]<text:line-break/><text:line-break/></text:span><text:span text:style-name="T31">　　</text:span><text:span text:style-name="T28">/dev/pilot =&gt; /dev/ttyS[0-9]<text:line-break/><text:line-break/></text:span><text:span text:style-name="T31">　　</text:span><text:span text:style-name="T28">/dev/random</text:span><text:span text:style-name="T31">：随机数设备</text:span><text:span text:style-name="T28"><text:line-break/><text:line-break/></text:span><text:span text:style-name="T31">　　</text:span><text:span text:style-name="T28">/dev/urandom</text:span><text:span text:style-name="T31">：随机数设备</text:span><text:span text:style-name="T28"><text:line-break/><text:line-break/></text:span><text:soft-page-break/><text:span text:style-name="T31">　　</text:span><text:span text:style-name="T28">(PS</text:span><text:span text:style-name="T31">：随机数设备，后面我会再写篇博客总结一下</text:span><text:span text:style-name="T28">)<text:line-break/><text:line-break/></text:span><text:span text:style-name="T31">　　</text:span><text:span text:style-name="T28">/dev</text:span><text:span text:style-name="T31">目录下的节点是怎么创建的</text:span><text:span text:style-name="T28">?<text:line-break/><text:line-break/></text:span><text:span text:style-name="T31">　　</text:span><text:span text:style-name="T28">devf</text:span><text:span text:style-name="T31">或者</text:span><text:span text:style-name="T28">udev</text:span><text:span text:style-name="T31">会自动帮你创建得。</text:span><text:span text:style-name="T28"><text:line-break/><text:line-break/></text:span><text:span text:style-name="T31">　　</text:span><text:span text:style-name="T28">kobject</text:span><text:span text:style-name="T31">是</text:span><text:span text:style-name="T28">sysfs</text:span><text:span text:style-name="T10">文件</text:span><text:span text:style-name="T31">系统的基础，</text:span><text:span text:style-name="T28">udev</text:span><text:span text:style-name="T31">通过监测、检测</text:span><text:span text:style-name="T28">sysfs</text:span><text:span text:style-name="T31">来获取新创建的设备的。</text:span><text:span text:style-name="T28"><text:line-break/>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text:span text:style-name="T28"><text:line-break/><text:line-break/></text:span><text:span text:style-name="Strong_20_Emphasis"><text:span text:style-name="T26">/etc</text:span></text:span><text:span text:style-name="Strong_20_Emphasis"><text:span text:style-name="T27">： 目录</text:span></text:span><text:span text:style-name="T28"><text:line-break/></text:span><text:span text:style-name="T31">　　包含很多</text:span><text:span text:style-name="T10">文件</text:span><text:span text:style-name="T28">.</text:span><text:span text:style-name="T31">许多网络配置</text:span><text:span text:style-name="T10">文件</text:span><text:span text:style-name="T31">也在</text:span><text:span text:style-name="T28">/etc </text:span><text:span text:style-name="T31">中</text:span><text:span text:style-name="T28">. <text:line-break/></text:span><text:span text:style-name="Strong_20_Emphasis"><text:span text:style-name="T32">/etc/rc   or /etc/rc.d   or /etc/rc*.d  </text:span></text:span><text:span text:style-name="T31">　　启动、或改变运行级时运行的</text:span><text:span text:style-name="T28">scripts</text:span><text:span text:style-name="T31">或</text:span><text:span text:style-name="T28">scripts</text:span><text:span text:style-name="T31">的目录</text:span><text:span text:style-name="T28">.<text:line-break/></text:span><text:span text:style-name="Strong_20_Emphasis"><text:span text:style-name="T32">/etc/passwd  </text:span></text:span><text:span text:style-name="T28"><text:line-break/></text:span><text:span text:style-name="T31">　　用户数据库，其中的域给出了用户名、真实姓名、家目录、加密的口令和用户的其他信息</text:span><text:span text:style-name="T28">. <text:line-break/></text:span><text:span text:style-name="Strong_20_Emphasis"><text:span text:style-name="T32">/etc/fstab  </text:span></text:span><text:span text:style-name="T28"><text:line-break/></text:span><text:span text:style-name="T31">　　启动时</text:span><text:span text:style-name="T28">mount -a</text:span><text:span text:style-name="T31">命令</text:span><text:span text:style-name="T28">(</text:span><text:span text:style-name="T31">在</text:span><text:span text:style-name="T28">/etc/rc </text:span><text:span text:style-name="T31">或等效的启动</text:span><text:span text:style-name="T10">文件</text:span><text:span text:style-name="T31">中</text:span><text:span text:style-name="T28">)</text:span><text:span text:style-name="T31">自动</text:span><text:span text:style-name="T28">mount</text:span><text:span text:style-name="T31">的</text:span><text:span text:style-name="T10">文件</text:span><text:span text:style-name="T31">系统列表</text:span><text:span text:style-name="T28">. Linux</text:span><text:span text:style-name="T31">下，也包括用</text:span><text:span text:style-name="T28">swapon -a</text:span><text:span text:style-name="T31">启用的</text:span><text:span text:style-name="T28">swap</text:span><text:span text:style-name="T31">区的信息</text:span><text:span text:style-name="T28">.<text:line-break/></text:span><text:span text:style-name="Strong_20_Emphasis"><text:span text:style-name="T32">/etc/group</text:span></text:span><text:span text:style-name="Strong_20_Emphasis"><text:span text:style-name="T28"> </text:span></text:span><text:span text:style-name="T28">  <text:line-break/></text:span><text:span text:style-name="T31">　　类似</text:span><text:span text:style-name="T28">/etc/passwd </text:span><text:span text:style-name="T31">，但说明的不是用户而是组</text:span><text:span text:style-name="T28">. <text:line-break/></text:span><text:span text:style-name="Strong_20_Emphasis"><text:span text:style-name="T32">/etc/inittab  </text:span></text:span><text:span text:style-name="T28"><text:line-break/></text:span><text:span text:style-name="T31">　　</text:span><text:span text:style-name="T28">init </text:span><text:span text:style-name="T31">的配置</text:span><text:span text:style-name="T10">文件</text:span><text:span text:style-name="T28">. <text:line-break/></text:span><text:span text:style-name="Strong_20_Emphasis"><text:span text:style-name="T32">/etc/issue  </text:span></text:span><text:span text:style-name="T28"><text:line-break/></text:span><text:span text:style-name="T31">　　</text:span><text:span text:style-name="T28">getty </text:span><text:span text:style-name="T31">在登录提示符前的输出信息</text:span><text:span text:style-name="T28">.</text:span><text:span text:style-name="T31">通常包括系统的一段短说明或欢迎信息</text:span><text:span text:style-name="T28">.</text:span><text:span text:style-name="T31">内容由系统管理员确定</text:span><text:span text:style-name="T28">. <text:line-break/></text:span><text:span text:style-name="Strong_20_Emphasis"><text:span text:style-name="T32">/etc/motd  </text:span></text:span><text:span text:style-name="T28"><text:line-break/></text:span><text:span text:style-name="T31">　　</text:span><text:span text:style-name="T28">Message Of The Day</text:span><text:span text:style-name="T31">，成功登录后自动输出</text:span><text:span text:style-name="T28">.</text:span><text:span text:style-name="T31">内容由系统管理员确定</text:span><text:span text:style-name="T28">.</text:span><text:span text:style-name="T31">经常用于通告信息，如计划关机时间的警告</text:span><text:span text:style-name="T28">. <text:line-break/></text:span><text:span text:style-name="Strong_20_Emphasis"><text:span text:style-name="T32">/etc/mtab  </text:span></text:span><text:span text:style-name="T28"><text:line-break/></text:span><text:span text:style-name="T31">　　当前安装的</text:span><text:span text:style-name="T10">文件</text:span><text:span text:style-name="T31">系统列表</text:span><text:span text:style-name="T28">.</text:span><text:span text:style-name="T31">由</text:span><text:span text:style-name="T28">scripts</text:span><text:span text:style-name="T31">初始化，并由</text:span><text:span text:style-name="T28">mount </text:span><text:span text:style-name="T31">命令自动更新</text:span><text:span text:style-name="T28">.</text:span><text:span text:style-name="T31">需要一个当前安装的</text:span><text:span text:style-name="T10">文件</text:span><text:span text:style-name="T31">系统的列表时使用，例如</text:span><text:span text:style-name="T28">df </text:span><text:span text:style-name="T31">命令</text:span><text:span text:style-name="T28">. <text:line-break/></text:span><text:span text:style-name="Strong_20_Emphasis"><text:span text:style-name="T32">/etc/shadow  </text:span></text:span><text:span text:style-name="T28"><text:line-break/></text:span><text:span text:style-name="T31">　　在安装了影子口令软件的系统上的影子口令</text:span><text:span text:style-name="T10">文件</text:span><text:span text:style-name="T28">.</text:span><text:span text:style-name="T31">影子口令</text:span><text:span text:style-name="T10">文件</text:span><text:span text:style-name="T31">将</text:span><text:span text:style-name="T28">/etc/passwd </text:span><text:span text:style-name="T10">文件</text:span><text:span text:style-name="T31">中的加密口令移动到</text:span><text:span text:style-name="T28">/etc/shadow </text:span><text:span text:style-name="T31">中，而后者只对</text:span><text:span text:style-name="T28">root</text:span><text:span text:style-name="T31">可读</text:span><text:span text:style-name="T28">.</text:span><text:span text:style-name="T31">这使破译口令更困难</text:span><text:span text:style-name="T28">. <text:line-break/></text:span><text:span text:style-name="Strong_20_Emphasis"><text:span text:style-name="T32">/etc/login.defs  </text:span></text:span><text:span text:style-name="T28"><text:line-break/></text:span><text:span text:style-name="T31">　　</text:span><text:span text:style-name="T28">login </text:span><text:span text:style-name="T31">命令的配置</text:span><text:span text:style-name="T10">文件</text:span><text:span text:style-name="T28">. <text:line-break/></text:span><text:span text:style-name="Strong_20_Emphasis"><text:span text:style-name="T32">/etc/printcap  </text:span></text:span><text:span text:style-name="T28"><text:line-break/></text:span><text:soft-page-break/><text:span text:style-name="T31">　　类似</text:span><text:span text:style-name="T28">/etc/termcap </text:span><text:span text:style-name="T31">，但针对打印机</text:span><text:span text:style-name="T28">.</text:span><text:span text:style-name="T31">语法不同</text:span><text:span text:style-name="T28">. <text:line-break/></text:span><text:span text:style-name="Strong_20_Emphasis"><text:span text:style-name="T32">/etc/profile , /etc/csh.login , /etc/csh.cshrc  </text:span></text:span><text:span text:style-name="T28"><text:line-break/></text:span><text:span text:style-name="T31">　　登录或启动时</text:span><text:span text:style-name="T28">Bourne</text:span><text:span text:style-name="T31">或</text:span><text:span text:style-name="T28">C shells</text:span><text:span text:style-name="T31">执行的</text:span><text:span text:style-name="T10">文件</text:span><text:span text:style-name="T28">.</text:span><text:span text:style-name="T31">这允许系统管理员为所有用户建立全局缺省环境</text:span><text:span text:style-name="T28">. <text:line-break/></text:span><text:span text:style-name="Strong_20_Emphasis"><text:span text:style-name="T32">/etc/securetty  </text:span></text:span><text:span text:style-name="T28"><text:line-break/></text:span><text:span text:style-name="T31">　　确认安全终端，即哪个终端允许</text:span><text:span text:style-name="T28">root</text:span><text:span text:style-name="T31">登录</text:span><text:span text:style-name="T28">.</text:span><text:span text:style-name="T31">一般只列出虚拟控制台，这样就不可能</text:span><text:span text:style-name="T28">(</text:span><text:span text:style-name="T31">至少很困难</text:span><text:span text:style-name="T28">)</text:span><text:span text:style-name="T31">通过</text:span><text:span text:style-name="T28">modem</text:span><text:span text:style-name="T31">或网络闯入系统并得到超级用户特权</text:span><text:span text:style-name="T28">. <text:line-break/></text:span><text:span text:style-name="Strong_20_Emphasis"><text:span text:style-name="T32">/etc/shells </text:span></text:span><text:span text:style-name="Strong_20_Emphasis"><text:span text:style-name="T28"> </text:span></text:span><text:span text:style-name="T28"><text:line-break/></text:span><text:span text:style-name="T31">　　列出可信任的</text:span><text:span text:style-name="T28">shell.chsh </text:span><text:span text:style-name="T31">命令允许用户在本</text:span><text:span text:style-name="T10">文件</text:span><text:span text:style-name="T31">指定范围内改变登录</text:span><text:span text:style-name="T28">shell.</text:span><text:span text:style-name="T31">提供一台机器</text:span><text:span text:style-name="T28">FTP</text:span><text:span text:style-name="T31">服务的服务进程</text:span><text:span text:style-name="T28">ftpd </text:span><text:span text:style-name="T31">检查用户</text:span><text:span text:style-name="T28">shell</text:span><text:span text:style-name="T31">是否列在 </text:span><text:span text:style-name="T28">/etc/shells </text:span><text:span text:style-name="T10">文件</text:span><text:span text:style-name="T31">中，如果不是将不允许该用户登录</text:span><text:span text:style-name="T28">. <text:line-break/></text:span><text:span text:style-name="Strong_20_Emphasis"><text:span text:style-name="T32">/etc/sysconfig</text:span></text:span><text:span text:style-name="Strong_20_Emphasis"><text:span text:style-name="T28"> </text:span></text:span><text:span text:style-name="T28"><text:line-break/></text:span><text:span text:style-name="T31">　　网络配置相关目录</text:span><text:span text:style-name="T28"><text:line-break/>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T27"> </text:span></text:p>
      <text:p text:style-name="Text_20_body"> </text:p>
      <text:p text:style-name="Text_20_body"><text:span text:style-name="Strong_20_Emphasis"><text:span text:style-name="T26">/proc</text:span></text:span><text:span text:style-name="Strong_20_Emphasis"><text:span text:style-name="T27">： 目录</text:span></text:span><text:span text:style-name="T28"><text:line-break/><text:line-break/></text:span><text:span text:style-name="T31">档名    </text:span><text:span text:style-name="T10">文件</text:span><text:span text:style-name="T31">内容</text:span><text:span text:style-name="T28"><text:line-break/></text:span><text:span text:style-name="Strong_20_Emphasis"><text:span text:style-name="T32">/proc/cmdline </text:span></text:span><text:span text:style-name="Strong_20_Emphasis"><text:span text:style-name="T28"> </text:span></text:span><text:span text:style-name="T28">   </text:span><text:span text:style-name="T31">加载 </text:span><text:span text:style-name="T28">kernel </text:span><text:span text:style-name="T31">时所下达的相关参数！查阅此</text:span><text:span text:style-name="T10">文件</text:span><text:span text:style-name="T31">，可了解系统是如何启动的！</text:span><text:span text:style-name="T28"><text:line-break/></text:span><text:span text:style-name="Strong_20_Emphasis"><text:span text:style-name="T32">/proc/cpuinfo </text:span></text:span><text:span text:style-name="Strong_20_Emphasis"><text:span text:style-name="T28"> </text:span></text:span><text:span text:style-name="T28">   </text:span><text:span text:style-name="T31">本机的 </text:span><text:span text:style-name="T28">CPU </text:span><text:span text:style-name="T31">的相关资讯，包含时脉、类型与运算功能等</text:span><text:span text:style-name="T28"><text:line-break/></text:span><text:span text:style-name="Strong_20_Emphasis"><text:span text:style-name="T32">/proc/devices </text:span></text:span><text:span text:style-name="Strong_20_Emphasis"><text:span text:style-name="T28"> </text:span></text:span><text:span text:style-name="T28">   </text:span><text:span text:style-name="T31">这个</text:span><text:span text:style-name="T10">文件</text:span><text:span text:style-name="T31">记录了系统各个主要装置的主要装置代号，与 </text:span><text:span text:style-name="T28">mknod </text:span><text:span text:style-name="T31">有关呢！</text:span><text:span text:style-name="T28"><text:line-break/></text:span><text:span text:style-name="Strong_20_Emphasis"><text:span text:style-name="T32">/proc/filesystems  </text:span></text:span><text:span text:style-name="Strong_20_Emphasis"><text:span text:style-name="T28"> </text:span></text:span><text:span text:style-name="T28">  </text:span><text:span text:style-name="T31">目前系统已经加载的</text:span><text:span text:style-name="T10">文件</text:span><text:span text:style-name="T31">系统罗！</text:span><text:span text:style-name="T28"><text:line-break/></text:span><text:span text:style-name="Strong_20_Emphasis"><text:span text:style-name="T32">/proc/interrupts </text:span></text:span><text:span text:style-name="Strong_20_Emphasis"><text:span text:style-name="T28"> </text:span></text:span><text:span text:style-name="T28">   </text:span><text:span text:style-name="T31">目前系统上面的 </text:span><text:span text:style-name="T28">IRQ </text:span><text:span text:style-name="T31">分配状态。</text:span><text:span text:style-name="T28"><text:line-break/></text:span><text:span text:style-name="Strong_20_Emphasis"><text:span text:style-name="T32">/proc/ioports  </text:span></text:span><text:span text:style-name="Strong_20_Emphasis"><text:span text:style-name="T28"> </text:span></text:span><text:span text:style-name="T28">  </text:span><text:span text:style-name="T31">目前系统上面各个装置所配置的 </text:span><text:span text:style-name="T28">I/O </text:span><text:span text:style-name="T31">位址。</text:span><text:span text:style-name="T28"><text:line-break/></text:span><text:span text:style-name="Strong_20_Emphasis"><text:span text:style-name="T32">/proc/kcore  </text:span></text:span><text:span text:style-name="Strong_20_Emphasis"><text:span text:style-name="T28"> </text:span></text:span><text:span text:style-name="T28">  </text:span><text:span text:style-name="T31">这个就是内存的大小啦！好大对吧！但是不要读他啦！</text:span><text:span text:style-name="T28"><text:line-break/></text:span><text:span text:style-name="Strong_20_Emphasis"><text:span text:style-name="T32">/proc/loadavg </text:span></text:span><text:span text:style-name="Strong_20_Emphasis"><text:span text:style-name="T28"> </text:span></text:span><text:span text:style-name="T28">   </text:span><text:span text:style-name="T31">还记得 </text:span><text:span text:style-name="T28">top </text:span><text:span text:style-name="T31">以及 </text:span><text:span text:style-name="T28">uptime </text:span><text:span text:style-name="T31">吧？没错！上头的三个平均数值就是记录在此！</text:span><text:span text:style-name="T28"><text:line-break/></text:span><text:span text:style-name="Strong_20_Emphasis"><text:span text:style-name="T32">/proc/meminfo  </text:span></text:span><text:span text:style-name="Strong_20_Emphasis"><text:span text:style-name="T28"> </text:span></text:span><text:span text:style-name="T28">  </text:span><text:span text:style-name="T31">使用 </text:span><text:span text:style-name="T28">free </text:span><text:span text:style-name="T31">列出的内存资讯，嘿嘿！在这里也能够查阅到！</text:span><text:span text:style-name="T28"><text:line-break/></text:span><text:span text:style-name="Strong_20_Emphasis"><text:span text:style-name="T32">/proc/modules </text:span></text:span><text:span text:style-name="Strong_20_Emphasis"><text:span text:style-name="T28"> </text:span></text:span><text:span text:style-name="T28">   </text:span><text:span text:style-name="T31">目前我们的 </text:span><text:span text:style-name="T28">Linux </text:span><text:span text:style-name="T31">已经加载的模块列表，也可以想成是驱动程序啦！</text:span><text:span text:style-name="T28"><text:line-break/></text:span><text:span text:style-name="Strong_20_Emphasis"><text:span text:style-name="T32">/proc/mounts</text:span></text:span><text:span text:style-name="Strong_20_Emphasis"><text:span text:style-name="T28"> </text:span></text:span><text:span text:style-name="T28">    </text:span><text:span text:style-name="T31">系统已经挂载的数据，就是用 </text:span><text:span text:style-name="T28">mount </text:span><text:span text:style-name="T31">这个命令呼叫出来的数据啦！</text:span><text:span text:style-name="T28"><text:line-break/></text:span><text:span text:style-name="Strong_20_Emphasis"><text:span text:style-name="T32">/proc/swaps</text:span></text:span><text:span text:style-name="Strong_20_Emphasis"><text:span text:style-name="T28"> </text:span></text:span><text:span text:style-name="T28">    </text:span><text:span text:style-name="T31">到底系统挂加载的内存在哪里？呵呵！使用掉的 </text:span><text:span text:style-name="T28">partition </text:span><text:span text:style-name="T31">就记录在此啦！</text:span><text:span text:style-name="T28"><text:line-break/></text:span><text:span text:style-name="Strong_20_Emphasis"><text:span text:style-name="T32">/proc/partitions </text:span></text:span><text:span text:style-name="Strong_20_Emphasis"><text:span text:style-name="T28"> </text:span></text:span><text:span text:style-name="T28">   </text:span><text:span text:style-name="T31">使用 </text:span><text:span text:style-name="T28">fdisk -l </text:span><text:span text:style-name="T31">会出现目前所有的 </text:span><text:span text:style-name="T28">partition </text:span><text:span text:style-name="T31">吧？在这个</text:span><text:span text:style-name="T10">文件</text:span><text:span text:style-name="T31">当中也有纪录喔！</text:span><text:span text:style-name="T28"><text:line-break/></text:span><text:span text:style-name="Strong_20_Emphasis"><text:span text:style-name="T32">/proc/pci  </text:span></text:span><text:span text:style-name="Strong_20_Emphasis"><text:span text:style-name="T28"> </text:span></text:span><text:span text:style-name="T28">  </text:span><text:span text:style-name="T31">在 </text:span><text:span text:style-name="T28">PCI </text:span><text:span text:style-name="T31">汇流排上面，每个装置的详细情况！可用 </text:span><text:span text:style-name="T28">lspci </text:span><text:span text:style-name="T31">来查阅！</text:span><text:span text:style-name="T28"><text:line-break/></text:span><text:span text:style-name="Strong_20_Emphasis"><text:span text:style-name="T32">/proc/uptime</text:span></text:span><text:span text:style-name="Strong_20_Emphasis"><text:span text:style-name="T28"> </text:span></text:span><text:span text:style-name="T28">    </text:span><text:span text:style-name="T31">就是用 </text:span><text:span text:style-name="T28">uptime </text:span><text:span text:style-name="T31">的时候，会出现的资讯啦！</text:span><text:span text:style-name="T28"><text:line-break/></text:span><text:span text:style-name="Strong_20_Emphasis"><text:span text:style-name="T32">/proc/version </text:span></text:span><text:span text:style-name="Strong_20_Emphasis"><text:span text:style-name="T28"> </text:span></text:span><text:span text:style-name="T28">   </text:span><text:span text:style-name="T31">核心的版本，就是用 </text:span><text:span text:style-name="T28">uname -a </text:span><text:span text:style-name="T31">显示的内容啦！</text:span><text:span text:style-name="T28"><text:line-break/></text:span><text:soft-page-break/><text:span text:style-name="Strong_20_Emphasis"><text:span text:style-name="T32">/proc/bus/*  </text:span></text:span><text:span text:style-name="Strong_20_Emphasis"><text:span text:style-name="T28"> </text:span></text:span><text:span text:style-name="T28">  </text:span><text:span text:style-name="T31">一些汇流排的装置，还有 </text:span><text:span text:style-name="T28">U</text:span><text:span text:style-name="T31">盘 的装置也记录在此喔！</text:span><text:span text:style-name="T28"><text:line-break/>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T27"> </text:span><text:span text:style-name="T28"><text:line-break/><text:line-break/></text:span><text:span text:style-name="Strong_20_Emphasis"><text:span text:style-name="T26">/usr</text:span></text:span><text:span text:style-name="Strong_20_Emphasis"><text:span text:style-name="T27">： 目录</text:span></text:span><text:span text:style-name="T28"><text:line-break/></text:span><text:span text:style-name="T31">　　</text:span><text:span text:style-name="T28">/usr </text:span><text:span text:style-name="T10">文件</text:span><text:span text:style-name="T31">系统经常很大，因为所有程序安装在这里</text:span><text:span text:style-name="T28">. /usr </text:span><text:span text:style-name="T31">里的所有</text:span><text:span text:style-name="T10">文件</text:span><text:span text:style-name="T31">一般来自</text:span><text:span text:style-name="T28">Linux distribution</text:span><text:span text:style-name="T31">；本地安装的程序和其他东西在</text:span><text:span text:style-name="T28">/usr/local </text:span><text:span text:style-name="T31">下</text:span><text:span text:style-name="T28">.</text:span><text:span text:style-name="T31">这样可能在升级新版系统或新</text:span><text:span text:style-name="T28">distribution</text:span><text:span text:style-name="T31">时无须重新安装全部程序</text:span><text:span text:style-name="T28">.<text:line-break/></text:span><text:span text:style-name="Strong_20_Emphasis"><text:span text:style-name="T32">/usr/etc </text:span></text:span><text:span text:style-name="Strong_20_Emphasis"><text:span text:style-name="T28"> </text:span></text:span><text:span text:style-name="T28">          </text:span><text:span text:style-name="T31">存放设置</text:span><text:span text:style-name="T10">文件</text:span><text:span text:style-name="T28"><text:line-break/></text:span><text:span text:style-name="Strong_20_Emphasis"><text:span text:style-name="T32">/usr/games </text:span></text:span><text:span text:style-name="Strong_20_Emphasis"><text:span text:style-name="T28"> </text:span></text:span><text:span text:style-name="T28">    </text:span><text:span text:style-name="T31">存放游戏和教学</text:span><text:span text:style-name="T10">文件</text:span><text:span text:style-name="T28"><text:line-break/></text:span><text:span text:style-name="Strong_20_Emphasis"><text:span text:style-name="T32">/usr/include </text:span></text:span><text:span text:style-name="Strong_20_Emphasis"><text:span text:style-name="T28"> </text:span></text:span><text:span text:style-name="T28">    </text:span><text:span text:style-name="T31">存放</text:span><text:span text:style-name="T28">C</text:span><text:span text:style-name="T31">开发工具的头</text:span><text:span text:style-name="T10">文件</text:span><text:span text:style-name="T28"><text:line-break/></text:span><text:span text:style-name="Strong_20_Emphasis"><text:span text:style-name="T32">/usr/share</text:span></text:span><text:span text:style-name="Strong_20_Emphasis"><text:span text:style-name="T28"> </text:span></text:span><text:span text:style-name="T28">        </text:span><text:span text:style-name="T31">存放</text:span><text:span text:style-name="T8">结构</text:span><text:span text:style-name="T31">独立的数据</text:span><text:span text:style-name="T28"><text:line-break/></text:span><text:span text:style-name="Strong_20_Emphasis"><text:span text:style-name="T32">/usr/bin  </text:span></text:span><text:span text:style-name="T28"><text:line-break/></text:span><text:span text:style-name="T31">　　几乎所有用户命令</text:span><text:span text:style-name="T28">.</text:span><text:span text:style-name="T31">有些命令在</text:span><text:span text:style-name="T28">/bin </text:span><text:span text:style-name="T31">或</text:span><text:span text:style-name="T28">/usr/local/bin </text:span><text:span text:style-name="T31">中</text:span><text:span text:style-name="T28">.<text:line-break/></text:span><text:span text:style-name="Strong_20_Emphasis"><text:span text:style-name="T32">/usr/sbin  </text:span></text:span><text:span text:style-name="T28"><text:line-break/></text:span><text:span text:style-name="T31">　　根</text:span><text:span text:style-name="T10">文件</text:span><text:span text:style-name="T31">系统不必要的系统管理命令，例如多数服务程序</text:span><text:span text:style-name="T28">.  <text:line-break/></text:span><text:span text:style-name="Strong_20_Emphasis"><text:span text:style-name="T32">/usr/share/man , /usr/share/info , /usr/share/doc</text:span></text:span><text:span text:style-name="Strong_20_Emphasis"><text:span text:style-name="T28"> </text:span></text:span><text:span text:style-name="T28">  <text:line-break/></text:span><text:span text:style-name="T31">　　手册页、</text:span><text:span text:style-name="T28">GNU</text:span><text:span text:style-name="T31">信息文档和各种其他文档</text:span><text:span text:style-name="T10">文件</text:span><text:span text:style-name="T28">.  <text:line-break/></text:span><text:span text:style-name="Strong_20_Emphasis"><text:span text:style-name="T32">/usr/include  </text:span></text:span><text:span text:style-name="T28"><text:line-break/></text:span><text:span text:style-name="T31">　　</text:span><text:span text:style-name="T28">C</text:span><text:span text:style-name="T31">编程语言的头</text:span><text:span text:style-name="T10">文件</text:span><text:span text:style-name="T28">.</text:span><text:span text:style-name="T31">为了一致性这实际上应该在</text:span><text:span text:style-name="T28">/usr/lib </text:span><text:span text:style-name="T31">下，但传统上支持这个名字</text:span><text:span text:style-name="T28">.<text:line-break/></text:span><text:span text:style-name="Strong_20_Emphasis"><text:span text:style-name="T32">/usr/lib  </text:span></text:span><text:span text:style-name="T28"><text:line-break/></text:span><text:span text:style-name="T31">　　程序或子系统的不变的数据</text:span><text:span text:style-name="T10">文件</text:span><text:span text:style-name="T31">，包括一些</text:span><text:span text:style-name="T28">site-wide</text:span><text:span text:style-name="T31">配置</text:span><text:span text:style-name="T10">文件</text:span><text:span text:style-name="T28">.</text:span><text:span text:style-name="T31">名字</text:span><text:span text:style-name="T28">lib</text:span><text:span text:style-name="T31">来源于库</text:span><text:span text:style-name="T28">(library); </text:span><text:span text:style-name="T31">编程的原始库存在</text:span><text:span text:style-name="T28">/usr/lib </text:span><text:span text:style-name="T31">里</text:span><text:span text:style-name="T28">.  <text:line-break/></text:span><text:span text:style-name="Strong_20_Emphasis"><text:span text:style-name="T32">/usr/local  </text:span></text:span><text:span text:style-name="T28"><text:line-break/></text:span><text:span text:style-name="T31">　　本地安装的软件和其他</text:span><text:span text:style-name="T10">文件</text:span><text:span text:style-name="T31">放在这里</text:span><text:span text:style-name="T28">.  <text:line-break/></text:span><text:span text:style-name="Strong_20_Emphasis"><text:span text:style-name="T32">/usr/src   </text:span></text:span><text:span text:style-name="Strong_20_Emphasis"><text:span text:style-name="T28"> </text:span></text:span><text:span text:style-name="T28">         </text:span><text:span text:style-name="T31">存放程序的源代码</text:span></text:p>
      <text:p text:style-name="Text_20_body"><text:span text:style-name="Strong_20_Emphasis"><text:span text:style-name="T28"><text:line-break/></text:span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/text:p>
      <text:p text:style-name="Text_20_body"><text:span text:style-name="Strong_20_Emphasis"><text:span text:style-name="T26">/var</text:span></text:span><text:span text:style-name="Strong_20_Emphasis"><text:span text:style-name="T27">： 目录</text:span></text:span><text:span text:style-name="T28"><text:line-break/></text:span><text:span text:style-name="T31">　　</text:span><text:span text:style-name="T28">/var </text:span><text:span text:style-name="T31">包括系统一般运行时要改变的数据</text:span><text:span text:style-name="T28">.</text:span><text:span text:style-name="T31">每个系统是特定的，即不通过网络与其他计算机共享</text:span><text:span text:style-name="T28">.  <text:line-break/></text:span><text:span text:style-name="Strong_20_Emphasis"><text:span text:style-name="T32">/var/catman  </text:span></text:span><text:span text:style-name="T28"><text:line-break/></text:span><text:span text:style-name="T31">　　当要求格式化时的</text:span><text:span text:style-name="T28">man</text:span><text:span text:style-name="T31">页的</text:span><text:span text:style-name="T28">cache.man</text:span><text:span text:style-name="T31">页的源</text:span><text:span text:style-name="T10">文件</text:span><text:span text:style-name="T31">一 般存在</text:span><text:span text:style-name="T28">/usr/man/man* </text:span><text:span text:style-name="T31">中；有些</text:span><text:span text:style-name="T28">man</text:span><text:span text:style-name="T31">页可能有预格式化的版本，存在</text:span><text:span text:style-name="T28">/usr/man/cat* </text:span><text:span text:style-name="T31">中</text:span><text:span text:style-name="T28">.</text:span><text:span text:style-name="T31">而其他的</text:span><text:span text:style-name="T28">man</text:span><text:span text:style-name="T31">页在第一次看时需要格式化，格式化完的版本存在</text:span><text:span text:style-name="T28">/var/man </text:span><text:span text:style-name="T31">中，这样其他人再看相同的页时就无须等待格式化了</text:span><text:span text:style-name="T28">. (/var/catman </text:span><text:span text:style-name="T31">经常被清除，就象清除临时目录一样</text:span><text:span text:style-name="T28">.)  <text:line-break/></text:span><text:soft-page-break/><text:span text:style-name="Strong_20_Emphasis"><text:span text:style-name="T32">/var/lib  </text:span></text:span><text:span text:style-name="T28"><text:line-break/></text:span><text:span text:style-name="T31">　　系统正常运行时要改变的</text:span><text:span text:style-name="T10">文件</text:span><text:span text:style-name="T28">.  <text:line-break/></text:span><text:span text:style-name="Strong_20_Emphasis"><text:span text:style-name="T32">/var/local  </text:span></text:span><text:span text:style-name="T28"><text:line-break/></text:span><text:span text:style-name="T31">　　</text:span><text:span text:style-name="T28">/usr/local </text:span><text:span text:style-name="T31">中安装的程序的可变数据</text:span><text:span text:style-name="T28">(</text:span><text:span text:style-name="T31">即系统管理员安装的程序</text:span><text:span text:style-name="T28">).</text:span><text:span text:style-name="T31">注意，如果必要，即使本地安装的程序也会使用其他</text:span><text:span text:style-name="T28">/var </text:span><text:span text:style-name="T31">目录，例如</text:span><text:span text:style-name="T28">/var/lock .  <text:line-break/></text:span><text:span text:style-name="Strong_20_Emphasis"><text:span text:style-name="T32">/var/lock  </text:span></text:span><text:span text:style-name="T28"><text:line-break/></text:span><text:span text:style-name="T31">　　锁定</text:span><text:span text:style-name="T10">文件</text:span><text:span text:style-name="T28">.</text:span><text:span text:style-name="T31">许多程序遵循在</text:span><text:span text:style-name="T28">/var/lock </text:span><text:span text:style-name="T31">中产生一个锁定</text:span><text:span text:style-name="T10">文件</text:span><text:span text:style-name="T31">的约定，以支持他们正在使用某个特定的设备或</text:span><text:span text:style-name="T10">文件</text:span><text:span text:style-name="T28">.</text:span><text:span text:style-name="T31">其他程序注意到这个锁定</text:span><text:span text:style-name="T10">文件</text:span><text:span text:style-name="T31">，将不试图使用这个设备或</text:span><text:span text:style-name="T10">文件</text:span><text:span text:style-name="T28">.  </text:span><text:span text:style-name="Strong_20_Emphasis"><text:span text:style-name="T32"><text:line-break/>/var/log  </text:span></text:span><text:span text:style-name="T28"><text:line-break/></text:span><text:span text:style-name="T31">　　各种程序的</text:span><text:span text:style-name="T28">Log</text:span><text:span text:style-name="T10">文件</text:span><text:span text:style-name="T31">，特别是</text:span><text:span text:style-name="T28">login  (/var/log/wtmp log</text:span><text:span text:style-name="T31">所有到系统的登录和注销</text:span><text:span text:style-name="T28">) </text:span><text:span text:style-name="T31">和</text:span><text:span text:style-name="T28">syslog (/var/log/messages </text:span><text:span text:style-name="T31">里存储所有核心和系统程序信息</text:span><text:span text:style-name="T28">. /var/log </text:span><text:span text:style-name="T31">里的</text:span><text:span text:style-name="T10">文件</text:span><text:span text:style-name="T31">经常不确定地增长，应该定期清除</text:span><text:span text:style-name="T28">.  </text:span><text:span text:style-name="Strong_20_Emphasis"><text:span text:style-name="T32"><text:line-break/>/var/run  </text:span></text:span><text:span text:style-name="T28"><text:line-break/></text:span><text:span text:style-name="T31">　　保存到下次引导前有效的关于系统的信息</text:span><text:span text:style-name="T10">文件</text:span><text:span text:style-name="T28">.</text:span><text:span text:style-name="T31">例如， </text:span><text:span text:style-name="T28">/var/run/utmp </text:span><text:span text:style-name="T31">包含当前登录的用户的信息</text:span><text:span text:style-name="T28">.<text:line-break/></text:span><text:span text:style-name="Strong_20_Emphasis"><text:span text:style-name="T32">/var/spool  </text:span></text:span><text:span text:style-name="T28"><text:line-break/></text:span><text:span text:style-name="T31">　　</text:span><text:span text:style-name="T28">mail, news, </text:span><text:span text:style-name="T31">打印队列和其他队列工作的目录</text:span><text:span text:style-name="T28">.</text:span><text:span text:style-name="T31">每个不同的</text:span><text:span text:style-name="T28">spool</text:span><text:span text:style-name="T31">在</text:span><text:span text:style-name="T28">/var/spool </text:span><text:span text:style-name="T31">下有自己的子目录，例如，用户的邮箱在</text:span><text:span text:style-name="T28">/var/spool/mail </text:span><text:span text:style-name="T31">中</text:span><text:span text:style-name="T28">.  </text:span><text:span text:style-name="Strong_20_Emphasis"><text:span text:style-name="T32"><text:line-break/>/var/tmp  </text:span></text:span><text:span text:style-name="T28"><text:line-break/></text:span><text:span text:style-name="T31">　　比</text:span><text:span text:style-name="T28">/tmp </text:span><text:span text:style-name="T31">允许的大或需要存在较长时间的临时</text:span><text:span text:style-name="T10">文件</text:span><text:span text:style-name="T28">. (</text:span><text:span text:style-name="T31">虽然系统管理员可能不允许</text:span><text:span text:style-name="T28">/var/tmp </text:span><text:span text:style-name="T31">有很旧的</text:span><text:span text:style-name="T10">文件</text:span><text:span text:style-name="T28">.)  </text:span></text:p>
      <text:p text:style-name="Text_20_body"><text:span text:style-name="Strong_20_Emphasis"><text:span text:style-name="T28"><text:line-break/></text:span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text:span text:style-name="T28"><text:line-break/><text:line-break/></text:span><text:span text:style-name="Strong_20_Emphasis"><text:span text:style-name="T26"> </text:span></text:span><text:span text:style-name="Strong_20_Emphasis"><text:span text:style-name="T27">比较重要的目录</text:span></text:span><text:span text:style-name="T27"> </text:span><text:span text:style-name="T28"><text:line-break/><text:line-break/>    </text:span><text:span text:style-name="T31">在 </text:span><text:span text:style-name="T28">Linux </text:span><text:span text:style-name="T31">系统中，有几个目录是特别需要注意的，以下提供几个需要注意的目录，以及预设相关的用途：　</text:span><text:span text:style-name="T28"><text:line-break/>      </text:span><text:span text:style-name="Strong_20_Emphasis"><text:span text:style-name="T28"> </text:span></text:span><text:span text:style-name="Strong_20_Emphasis"><text:span text:style-name="T32"> /etc</text:span></text:span><text:span text:style-name="Strong_20_Emphasis"><text:span text:style-name="T33">：</text:span></text:span><text:span text:style-name="Strong_20_Emphasis"><text:span text:style-name="T31"> </text:span></text:span><text:span text:style-name="T31">这个目录相当重要，如前所述，你的开机与系统数据</text:span><text:span text:style-name="T10">文件</text:span><text:span text:style-name="T31">均在这个目录之下，因此当这个目录被破坏，那你的系统大概也就差不多该死掉了！而在往后的</text:span><text:span text:style-name="T10">文件</text:span><text:span text:style-name="T31">中，你会发现我们常常使用这个目录下的 </text:span><text:span text:style-name="T28">/etc/rc.d/init.d </text:span><text:span text:style-name="T31">这个子目录，因为这个 </text:span><text:span text:style-name="T28">init.d </text:span><text:span text:style-name="T31">子目录是开启一些 </text:span><text:span text:style-name="T28">Linux </text:span><text:span text:style-name="T31">系统服务的 </text:span><text:span text:style-name="T28">scripts </text:span><text:span text:style-name="T31">（可以想成是批次档 ）的地方。而在 </text:span><text:span text:style-name="T28">/etc/rc.d/rc.local </text:span><text:span text:style-name="T31">这个</text:span><text:span text:style-name="T10">文件</text:span><text:span text:style-name="T31">是开机的执行档。　</text:span><text:span text:style-name="T28"><text:line-break/>      </text:span><text:span text:style-name="Strong_20_Emphasis"><text:span text:style-name="T32">  /bin, /sbin, /usr/bin, /usr/sbin</text:span></text:span><text:span text:style-name="Strong_20_Emphasis"><text:span text:style-name="T33">：</text:span></text:span><text:span text:style-name="Strong_20_Emphasis"><text:span text:style-name="T31"> </text:span></text:span><text:span text:style-name="T31">这是系统预设的执行</text:span><text:span text:style-name="T10">文件</text:span><text:span text:style-name="T31">的 放置目录，例如 </text:span><text:span text:style-name="T28">root </text:span><text:span text:style-name="T31">常常使用的 </text:span><text:span text:style-name="T28">userconf, netconf, perl, gcc, c++ </text:span><text:span text:style-name="T31">等等的数据都放在这几个目录中，所以如果你在提示字符下找不到某个执行档时，可以在这四个目录中查一查！其中， </text:span><text:span text:style-name="T28">/bin, /usr/bin </text:span><text:span text:style-name="T31">是给系统使用者使用的指令，而 </text:span><text:span text:style-name="T28">/sbin, /usr/sbin </text:span><text:span text:style-name="T31">则是给系统管理员使用的指令！  　</text:span><text:span text:style-name="T28"><text:line-break/></text:span><text:soft-page-break/><text:span text:style-name="T28">       </text:span><text:span text:style-name="Strong_20_Emphasis"><text:span text:style-name="T32"> /usr/local</text:span></text:span><text:span text:style-name="Strong_20_Emphasis"><text:span text:style-name="T33">：</text:span></text:span><text:span text:style-name="Strong_20_Emphasis"><text:span text:style-name="T31"> </text:span></text:span><text:span text:style-name="T31">这 是系统预设的让你安装你后来升级的套件的目录。例如，当你发现有更新的 </text:span><text:span text:style-name="T28">Web </text:span><text:span text:style-name="T31">套件（如 </text:span><text:span text:style-name="T28">Apache </text:span><text:span text:style-name="T31">）可以安装，而你又不想以 </text:span><text:span text:style-name="T28">rpm </text:span><text:span text:style-name="T31">的方式升级你的套件，则你可以将 </text:span><text:span text:style-name="T28">apache </text:span><text:span text:style-name="T31">这个套件安装在 </text:span><text:span text:style-name="T28">/usr/local </text:span><text:span text:style-name="T31">底下。安装在这里有个好处，因为目前大家的系统都是差不多的，所以如果你的系统要让别人接管的话，也比较容易上手呀！也比较容易找的到数据喔！因此，如果 你有需要的话，通常我都会将 </text:span><text:span text:style-name="T28">/usr/local/bin </text:span><text:span text:style-name="T31">这个路径加到我的 </text:span><text:span text:style-name="T28">path </text:span><text:span text:style-name="T31">中。　</text:span><text:span text:style-name="T28"><text:line-break/>       </text:span><text:span text:style-name="Strong_20_Emphasis"><text:span text:style-name="T32"> /home</text:span></text:span><text:span text:style-name="Strong_20_Emphasis"><text:span text:style-name="T33">：</text:span></text:span><text:span text:style-name="Strong_20_Emphasis"><text:span text:style-name="T31"> </text:span></text:span><text:span text:style-name="T31">这个是系统将有账号的人口的家目录设置的地方。    　</text:span><text:span text:style-name="T28"><text:line-break/>       </text:span><text:span text:style-name="Strong_20_Emphasis"><text:span text:style-name="T32"> /var</text:span></text:span><text:span text:style-name="Strong_20_Emphasis"><text:span text:style-name="T33">：</text:span></text:span><text:span text:style-name="Strong_20_Emphasis"><text:span text:style-name="T31"> </text:span></text:span><text:span text:style-name="T31">这个路径就重要了！不论是登入、各类服务的问题发生时的记录、以及常态性的服务记录等等的记录目录，所以当你的系统有问题时，就需要来这个目录记录的</text:span><text:span text:style-name="T10">文件</text:span><text:span text:style-name="T31">数据中察看问题的所在啰！而 </text:span><text:span text:style-name="T28">mail </text:span><text:span text:style-name="T31">的预设放置也是在这里，所以他是很重要的    　</text:span><text:span text:style-name="T28"><text:line-break/>      </text:span><text:span text:style-name="Strong_20_Emphasis"><text:span text:style-name="T32">  /usr/share/man, /usr/local/man</text:span></text:span><text:span text:style-name="Strong_20_Emphasis"><text:span text:style-name="T33">：</text:span></text:span><text:span text:style-name="Strong_20_Emphasis"><text:span text:style-name="T31"> </text:span></text:span><text:span text:style-name="T31">这两个目录为放置各类套件说明档的地方，例如你如果执行 </text:span><text:span text:style-name="T28">man man</text:span><text:span text:style-name="T31">，则系统会自动去找这两个目录下的所有说明</text:span><text:span text:style-name="T10">文件</text:span><text:span text:style-name="T28"><text:line-break/><text:line-break/></text:span><text:span text:style-name="Strong_20_Emphasis"><text:span text:style-name="T32"><text:line-break/></text:span></text:span><text:span text:style-name="Strong_20_Emphasis"><text:span text:style-name="T9">文件</text:span></text:span><text:span text:style-name="Strong_20_Emphasis"><text:span text:style-name="T27">种类：</text:span></text:span><text:span text:style-name="Strong_20_Emphasis"><text:span text:style-name="T33"> </text:span></text:span><text:span text:style-name="T28"><text:line-break/><text:line-break/></text:span><text:span text:style-name="T31">谈完了</text:span><text:span text:style-name="T10">文件</text:span><text:span text:style-name="T31">格式之后，再来谈谈所谓的</text:span><text:span text:style-name="T10">文件</text:span><text:span text:style-name="T31">种类吧！我们在刚刚的属性介绍中提到了最前面的标志 </text:span><text:span text:style-name="T28">( d </text:span><text:span text:style-name="T31">或 </text:span><text:span text:style-name="T28">- ) </text:span><text:span text:style-name="T31">可以代表目录或</text:span><text:span text:style-name="T10">文件</text:span><text:span text:style-name="T31">，那就是不同的</text:span><text:span text:style-name="T10">文件</text:span><text:span text:style-name="T31">种类啦！</text:span><text:span text:style-name="T28">Linux </text:span><text:span text:style-name="T31">的</text:span><text:span text:style-name="T10">文件</text:span><text:span text:style-name="T31">种类主要有底下</text:span><text:span text:style-name="T28"><text:line-break/><text:line-break/></text:span><text:span text:style-name="T31">这几种：</text:span><text:span text:style-name="T28"><text:line-break/>    </text:span><text:span text:style-name="T31">正规</text:span><text:span text:style-name="T10">文件</text:span><text:span text:style-name="T28">( regular file )</text:span><text:span text:style-name="T31">：就是一般类型的</text:span><text:span text:style-name="T10">文件</text:span><text:span text:style-name="T31">，在由 </text:span><text:span text:style-name="T28">ls –al </text:span><text:span text:style-name="T31">所显示出来的属性方面，第一个属性为 </text:span><text:span text:style-name="T28">[ - ]</text:span><text:span text:style-name="T31">。另外，依照</text:span><text:span text:style-name="T10">文件</text:span><text:span text:style-name="T31">的内容，又大略可以分为两种</text:span><text:span text:style-name="T10">文件</text:span><text:span text:style-name="T31">种类：</text:span><text:span text:style-name="T28"><text:line-break/>        </text:span><text:span text:style-name="T31">纯文字</text:span><text:span text:style-name="T10">文件</text:span><text:span text:style-name="T28">(ascii) </text:span><text:span text:style-name="T31">：这是 </text:span><text:span text:style-name="T28">Unix </text:span><text:span text:style-name="T31">系统中最多的一种啰，几乎只要我们可以用来做为设定的</text:span><text:span text:style-name="T10">文件</text:span><text:span text:style-name="T31">都属于这一种；</text:span><text:span text:style-name="T28"><text:line-break/>        </text:span><text:span text:style-name="T31">二进制</text:span><text:span text:style-name="T10">文件</text:span><text:span text:style-name="T28">(binary) </text:span><text:span text:style-name="T31">：通常执行档除了 </text:span><text:span text:style-name="T28">scripts </text:span><text:span text:style-name="T31">（文字型批次</text:span><text:span text:style-name="T10">文件</text:span><text:span text:style-name="T31">）之外，就是这一种</text:span><text:span text:style-name="T10">文件</text:span><text:span text:style-name="T31">格式；   </text:span><text:span text:style-name="T28"><text:line-break/>    </text:span><text:span text:style-name="T31">目录 </text:span><text:span text:style-name="T28">(directory)</text:span><text:span text:style-name="T31">：就是目录！第一个属性为 </text:span><text:span text:style-name="T28">[ d ]</text:span><text:span text:style-name="T31">；</text:span><text:span text:style-name="T28"><text:line-break/>    </text:span><text:span text:style-name="T31">连结档 </text:span><text:span text:style-name="T28">(link)</text:span><text:span text:style-name="T31">：就是类似 </text:span><text:span text:style-name="T28">Windows </text:span><text:span text:style-name="T31">底下的快捷方式啦！第一个属性为 </text:span><text:span text:style-name="T28">[ l ]</text:span><text:span text:style-name="T31">；</text:span><text:span text:style-name="T28"><text:line-break/>    </text:span><text:span text:style-name="T31">设备档 </text:span><text:span text:style-name="T28">(device)</text:span><text:span text:style-name="T31">：与系统周边相关的一些</text:span><text:span text:style-name="T10">文件</text:span><text:span text:style-name="T31">，通常都集中在 </text:span><text:span text:style-name="T28">/dev </text:span><text:span text:style-name="T31">这个目录之下！通常又分为两种：</text:span><text:span text:style-name="T28"><text:line-break/>    </text:span><text:span text:style-name="T31">区块 </text:span><text:span text:style-name="T28">(block) </text:span><text:span text:style-name="T31">设备档 ：就是一些储存数据，以提供系统存取的接口设备，简单的说就是硬盘啦！例如你的一号硬盘的代码是 </text:span><text:span text:style-name="T28">/dev/hda1 </text:span><text:span text:style-name="T31">等等的</text:span><text:span text:style-name="T10">文件</text:span><text:span text:style-name="T31">啦！第一个属性为 </text:span><text:span text:style-name="T28">[ b ]</text:span><text:span text:style-name="T31">；</text:span><text:span text:style-name="T28"><text:line-break/>    </text:span><text:span text:style-name="T31">字符 </text:span><text:span text:style-name="T28">(character) </text:span><text:span text:style-name="T31">设备档 ：亦即是一些串行端口的接口设备，例如键盘、鼠标等等！第一个属性为 </text:span><text:span text:style-name="T28">[ c ]</text:span><text:span text:style-name="T31">。</text:span><text:span text:style-name="T28"><text:line-break/><text:line-break/><text:line-break/></text:span><text:span text:style-name="Strong_20_Emphasis"><text:span text:style-name="T26">Linux </text:span></text:span><text:span text:style-name="Strong_20_Emphasis"><text:span text:style-name="T27">的</text:span></text:span><text:span text:style-name="Strong_20_Emphasis"><text:span text:style-name="T9">文件</text:span></text:span><text:span text:style-name="Strong_20_Emphasis"><text:span text:style-name="T27">系统</text:span></text:span><text:span text:style-name="Strong_20_Emphasis"><text:span text:style-name="T26">( inode )</text:span></text:span><text:span text:style-name="Strong_20_Emphasis"><text:span text:style-name="T27">：</text:span></text:span><text:span text:style-name="T27"> </text:span><text:span text:style-name="T28"><text:line-break/></text:span><text:soft-page-break/><text:span text:style-name="T31">　</text:span><text:span text:style-name="T28"><text:line-break/><text:line-break/></text:span><text:span text:style-name="T31">在 </text:span><text:span text:style-name="T28">Linux </text:span><text:span text:style-name="T31">系统当中，每个</text:span><text:span text:style-name="T10">文件</text:span><text:span text:style-name="T31">不止有</text:span><text:span text:style-name="T10">文件</text:span><text:span text:style-name="T31">的内容数据，还包括</text:span><text:span text:style-name="T10">文件</text:span><text:span text:style-name="T31">的种种属性，例如：所属群组、所属使用者、能否执行、文</text:span><text:span text:style-name="T28"><text:line-break/><text:line-break/></text:span><text:span text:style-name="T31">件建立时间、</text:span><text:span text:style-name="T10">文件</text:span><text:span text:style-name="T31">特殊属性等等。我们将每个</text:span><text:span text:style-name="T10">文件</text:span><text:span text:style-name="T31">的内容分为两个部分来储存，一个是</text:span><text:span text:style-name="T10">文件</text:span><text:span text:style-name="T31">的属性，另一个则是</text:span><text:span text:style-name="T10">文件</text:span><text:span text:style-name="T31">的内容。</text:span><text:span text:style-name="T28"><text:line-break/></text:span><text:span text:style-name="T31">　</text:span><text:span text:style-name="T28"><text:line-break/></text:span><text:span text:style-name="T31">为了应付这两个不同的咚咚，所以 </text:span><text:span text:style-name="T28">ext2 </text:span><text:span text:style-name="T31">规划出 </text:span><text:span text:style-name="T28">inode </text:span><text:span text:style-name="T31">与 </text:span><text:span text:style-name="T28">Block </text:span><text:span text:style-name="T31">来分别储存</text:span><text:span text:style-name="T10">文件</text:span><text:span text:style-name="T31">的属性</text:span><text:span text:style-name="T28">( </text:span><text:span text:style-name="T31">放在 </text:span><text:span text:style-name="T28">inode </text:span><text:span text:style-name="T31">当中 </text:span><text:span text:style-name="T28">)</text:span><text:span text:style-name="T31">与</text:span><text:span text:style-name="T10">文件</text:span><text:span text:style-name="T31">的内容</text:span><text:span text:style-name="T28">( </text:span><text:span text:style-name="T31">放置在 </text:span><text:span text:style-name="T28">Block area </text:span><text:span text:style-name="T31">当中 </text:span><text:span text:style-name="T28">)</text:span><text:span text:style-name="T31">。当我们要将一个 </text:span><text:span text:style-name="T28">partition </text:span><text:span text:style-name="T31">格式化</text:span><text:span text:style-name="T28"><text:line-break/><text:line-break/>( format )</text:span><text:span text:style-name="T31">为 </text:span><text:span text:style-name="T28">ext2 </text:span><text:span text:style-name="T31">时，就必须要指定 </text:span><text:span text:style-name="T28">inode </text:span><text:span text:style-name="T31">与 </text:span><text:span text:style-name="T28">Block </text:span><text:span text:style-name="T31">的大小才行，也就是说，当 </text:span><text:span text:style-name="T28">partition </text:span><text:span text:style-name="T31">被格式化为 </text:span><text:span text:style-name="T28">ext2 </text:span><text:span text:style-name="T31">的</text:span><text:span text:style-name="T10">文件</text:span><text:span text:style-name="T31">系统时，他一定会有 </text:span><text:span text:style-name="T28">inode table </text:span><text:span text:style-name="T31">与 </text:span><text:span text:style-name="T28">block area </text:span><text:span text:style-name="T31">这两个区域。</text:span><text:span text:style-name="T28"><text:line-break/></text:span><text:span text:style-name="T31">　</text:span><text:span text:style-name="T28"><text:line-break/>Block </text:span><text:span text:style-name="T31">已经在前面说过了，他是数据储存的最小单位。那么 </text:span><text:span text:style-name="T28">inode </text:span><text:span text:style-name="T31">是什么？！简单的说， </text:span><text:span text:style-name="T28">Block </text:span><text:span text:style-name="T31">是记录『</text:span><text:span text:style-name="T10">文件</text:span><text:span text:style-name="T31">内容数据』的区域，至于 </text:span><text:span text:style-name="T28">inode </text:span><text:span text:style-name="T31">则是记录『该</text:span><text:span text:style-name="T10">文件</text:span><text:span text:style-name="T31">的相关属性，以及</text:span><text:span text:style-name="T10">文件</text:span><text:span text:style-name="T31">内容</text:span><text:span text:style-name="T28"><text:line-break/><text:line-break/></text:span><text:span text:style-name="T31">放置在哪一个 </text:span><text:span text:style-name="T28">Block </text:span><text:span text:style-name="T31">之内』的信息。简单的说， </text:span><text:span text:style-name="T28">inode </text:span><text:span text:style-name="T31">除了记录</text:span><text:span text:style-name="T10">文件</text:span><text:span text:style-name="T31">的属性外，同时还必须要具有指向</text:span><text:span text:style-name="T28">( pointer )</text:span><text:span text:style-name="T31">的功能，亦即指向</text:span><text:span text:style-name="T10">文件</text:span><text:span text:style-name="T31">内容放置的区块之中，好让操作系统可以正确的去取得</text:span><text:span text:style-name="T10">文件</text:span><text:span text:style-name="T31">的内容啊</text:span></text:p>
      <text:p text:style-name="Text_20_body"/>
      <text:p text:style-name="P9">4. Linux中文件操作</text:p>
      <text:p text:style-name="P11">打开目录：cd /home/</text:p>
      <text:p text:style-name="P11">查看当前目录的路径： pwd</text:p>
      <text:p text:style-name="P11">查看当前目录下文件的详细信息：ll</text:p>
      <text:p text:style-name="P11">创建目录：mkdir /home/newFolder</text:p>
      <text:p text:style-name="P11">创建文件：touch /home/newFile.text</text:p>
      <text:p text:style-name="P11">删除目录：rm -rf /home/newFolder</text:p>
      <text:p text:style-name="P11">删除文件：rm /home/newFile.text</text:p>
      <text:p text:style-name="P12">复制文件： cp {source file} {target file} eg: cp /home/newFile.text /home/newFolder/a.text</text:p>
      <text:p text:style-name="P12">复制文件及文件中的内容：cp -r dir/* /tmp/</text:p>
      <text:p text:style-name="P11">移动文件: mv /home/a.text /etc/b.text</text:p>
      <text:p text:style-name="P11"><text:soft-page-break/>查找文件: whereis a.text</text:p>
      <text:p text:style-name="P11">查看文件内容： cat /home/a.text 显示全部</text:p>
      <text:p text:style-name="P11">more /home/a.text 键入enter查看下面的内容</text:p>
      <text:p text:style-name="Text_20_body"/>
      <text:p text:style-name="P9">5. 改变权限</text:p>
      <text:p text:style-name="P10">这里介绍几个常用于群组、拥有者、各种身份的<text:span text:style-name="T38">权限</text:span>的指令。如下所示：</text:p>
      <text:p text:style-name="P16"><text:span text:style-name="T1">chgrp  :  </text:span><text:span text:style-name="T3">改变档案所属群组</text:span></text:p>
      <text:p text:style-name="P16"><text:span text:style-name="T1">chown :  </text:span><text:span text:style-name="T3">改变档案拥有者</text:span></text:p>
      <text:p text:style-name="P16"><text:span text:style-name="T1">chmod(全称是mode) :  </text:span><text:span text:style-name="T3">改变档案的</text:span><text:span text:style-name="T11">权限</text:span><text:span text:style-name="T1">, SUID, SGID, SBIT</text:span><text:span text:style-name="T3">等等的特性</text:span></text:p>
      <text:p text:style-name="P18"><text:span text:style-name="Strong_20_Emphasis"><text:span text:style-name="T40">1. </text:span></text:span><text:span text:style-name="Strong_20_Emphasis"><text:span text:style-name="T42">改变所属群组</text:span></text:span><text:span text:style-name="Strong_20_Emphasis"><text:span text:style-name="T40">, chgrp</text:span></text:span></text:p>
      <text:p text:style-name="P19">[root@www ~]# chgrp [-R] dirname/filename ... </text:p>
      <text:p text:style-name="P24">选项与参数：</text:p>
      <text:p text:style-name="P29"><text:s/><text:span text:style-name="T1">-R :</text:span><text:span text:style-name="T3">进行递归</text:span><text:span text:style-name="T1">(recursive)</text:span><text:span text:style-name="T3">的持续变更，亦即连同次目录下的所有档案、目录都更新成为这个群组之意。常常用在变更某一目录内所有的档案之情况。</text:span></text:p>
      <text:p text:style-name="P24">范例：</text:p>
      <text:p text:style-name="P27">[root@www ~]# chgrp users install.log </text:p>
      <text:p text:style-name="P27">[root@www ~]# ls -l </text:p>
      <text:p text:style-name="P27">-rw-r--r-- <text:span text:style-name="T47">1</text:span> root users <text:span text:style-name="T47">68495</text:span> Jun <text:span text:style-name="T47">25</text:span> <text:span text:style-name="T47">08</text:span>:<text:span text:style-name="T47">53</text:span> install.log </text:p>
      <text:p text:style-name="P27">[root@www ~]# chgrp testing install.log </text:p>
      <text:p text:style-name="P29"><text:span text:style-name="T1">chgrp: invalid group name `testing</text:span><text:span text:style-name="T48">' &lt;== </text:span><text:span text:style-name="T49">发生错误信息息啰～找不到这个群组名～</text:span></text:p>
      <text:p text:style-name="P18"><text:span text:style-name="Strong_20_Emphasis"><text:span text:style-name="T40">2. </text:span></text:span><text:span text:style-name="Strong_20_Emphasis"><text:span text:style-name="T42">改变档案拥有者</text:span></text:span><text:span text:style-name="Strong_20_Emphasis"><text:span text:style-name="T40">, chown</text:span></text:span></text:p>
      <text:p text:style-name="P20"><text:span text:style-name="T1">[root@www ~]# chown [-R] </text:span><text:span text:style-name="T3">账号名称 档案或目录 </text:span></text:p>
      <text:p text:style-name="P25"><text:span text:style-name="T1">[root@www ~]# chown [-R] </text:span><text:span text:style-name="T3">账号名称</text:span><text:span text:style-name="T1">:</text:span><text:span text:style-name="T3">组名 档案或目录</text:span></text:p>
      <text:p text:style-name="P26">chown -R lukechen:lukechen /etc/</text:p>
      <text:p text:style-name="P24">选项与参数： </text:p>
      <text:p text:style-name="P25"><text:s text:c="3"/><text:span text:style-name="T1">-R : </text:span><text:span text:style-name="T3">进行递归</text:span><text:span text:style-name="T1">(recursive)</text:span><text:span text:style-name="T3">的持续变更，亦即连同次目录下的所有档案都变更</text:span></text:p>
      <text:p text:style-name="P28"/>
      <text:p text:style-name="P25"><text:span text:style-name="T3">范例：将</text:span><text:span text:style-name="T1">install.log</text:span><text:span text:style-name="T3">的拥有者改为</text:span><text:span text:style-name="T1">bin</text:span><text:span text:style-name="T3">这个账号：</text:span></text:p>
      <text:p text:style-name="P27">[root@www ~]# chown bin install.log </text:p>
      <text:p text:style-name="P27">[root@www ~]# ls -l </text:p>
      <text:p text:style-name="P27">-rw-r--r-- <text:span text:style-name="T47">1</text:span> bin users <text:span text:style-name="T47">68495</text:span> Jun <text:span text:style-name="T47">25</text:span> <text:span text:style-name="T47">08</text:span>:<text:span text:style-name="T47">53</text:span> install.log </text:p>
      <text:p text:style-name="P28"/>
      <text:p text:style-name="P25"><text:span text:style-name="T3">范例：将</text:span><text:span text:style-name="T1">install.log</text:span><text:span text:style-name="T3">的拥有者与群组改回为</text:span><text:span text:style-name="T1">root</text:span><text:span text:style-name="T3">： </text:span></text:p>
      <text:p text:style-name="P27">[root@www ~]# chown root:root install.log </text:p>
      <text:p text:style-name="P27">[root@www ~]# ls -l </text:p>
      <text:p text:style-name="P30">-rw-r--r-- <text:span text:style-name="T47">1</text:span> root root <text:span text:style-name="T47">68495</text:span> Jun <text:span text:style-name="T47">25</text:span> <text:span text:style-name="T47">08</text:span>:<text:span text:style-name="T47">53</text:span> install.log</text:p>
      <text:p text:style-name="P18"><text:soft-page-break/><text:span text:style-name="Strong_20_Emphasis"><text:span text:style-name="T40">3. </text:span></text:span><text:span text:style-name="Strong_20_Emphasis"><text:span text:style-name="T42">改变</text:span></text:span><text:span text:style-name="Strong_20_Emphasis"><text:span text:style-name="T43">权限</text:span></text:span><text:span text:style-name="Strong_20_Emphasis"><text:span text:style-name="T40">, chmod</text:span></text:span></text:p>
      <text:p text:style-name="P13"><text:span text:style-name="T38">权限</text:span>的设定方法有两种， 分别可以使用数字或者是符号来进行<text:span text:style-name="T38">权限</text:span>的变更。</text:p>
      <text:p text:style-name="P17"><text:span text:style-name="T1">3.1 </text:span><text:span text:style-name="T3">数字类型改变档案</text:span><text:span text:style-name="T11">权限</text:span></text:p>
      <text:p text:style-name="P14"><text:span text:style-name="T2">Linux</text:span><text:span text:style-name="T3">档案的基本</text:span><text:span text:style-name="T39">权限</text:span><text:span text:style-name="T3">就有九个，分别是</text:span><text:span text:style-name="T1">owner/group/others</text:span><text:span text:style-name="T3">三种身份各有自己的</text:span><text:span text:style-name="T1">read/write/execute</text:span><text:span text:style-name="T39">权限</text:span></text:p>
      <text:p text:style-name="P14"><text:span text:style-name="T3">举例：档案的</text:span><text:span text:style-name="T39">权限</text:span><text:span text:style-name="T3">字符为 </text:span><text:span text:style-name="T1">-rwxrwxrwx  </text:span><text:span text:style-name="T3">这九个</text:span><text:span text:style-name="T39">权限</text:span><text:span text:style-name="T3">是三个三个一组的！其中，我们可以使用数字来代表各个</text:span><text:span text:style-name="T39">权限</text:span><text:span text:style-name="T3">，各</text:span><text:span text:style-name="T39">权限</text:span><text:span text:style-name="T3">的分数对照表如下：</text:span></text:p>
      <text:p text:style-name="P14"><text:span text:style-name="T1">r:4 </text:span><text:span text:style-name="T3">　　</text:span><text:span text:style-name="T1">w:2</text:span><text:span text:style-name="T3">　　　</text:span><text:span text:style-name="T1">x:1</text:span></text:p>
      <text:p text:style-name="P14"><text:span text:style-name="T3">每种身份</text:span><text:span text:style-name="T1">(owner/group/others)</text:span><text:span text:style-name="T3">各自的三个</text:span><text:span text:style-name="T39">权限</text:span><text:span text:style-name="T1">(r/w/x)</text:span><text:span text:style-name="T3">分数是需要累加的，例如当</text:span><text:span text:style-name="T39">权限</text:span><text:span text:style-name="T3">为： </text:span><text:span text:style-name="T1">[-rwxrwx---] </text:span><text:span text:style-name="T3">分数则是：</text:span></text:p>
      <text:p text:style-name="P15">owner = rwx = 4+2+1 = 7</text:p>
      <text:p text:style-name="P15">group = rwx = 4+2+1 = 7</text:p>
      <text:p text:style-name="P15">others= --- = 0+0+0 = 0</text:p>
      <text:p text:style-name="P14"><text:span text:style-name="T3">所以我们设定</text:span><text:span text:style-name="T39">权限</text:span><text:span text:style-name="T3">的变更时，该档案的</text:span><text:span text:style-name="T39">权限</text:span><text:span text:style-name="T3">数字就是</text:span><text:span text:style-name="T1">770</text:span><text:span text:style-name="T3">啦！变更</text:span><text:span text:style-name="T39">权限</text:span><text:span text:style-name="T3">的指令</text:span><text:span text:style-name="T1">chmod</text:span><text:span text:style-name="T3">的语法是这样的：</text:span></text:p>
      <text:p text:style-name="P20"><text:span text:style-name="T1">[root@www ~]# chmod [-R] xyz </text:span><text:span text:style-name="T3">档案或目录 </text:span></text:p>
      <text:p text:style-name="P24">选项与参数： </text:p>
      <text:p text:style-name="P25"><text:span text:style-name="T1">xyz : </text:span><text:span text:style-name="T3">就是刚刚提到的数字类型的</text:span><text:span text:style-name="T39">权限</text:span><text:span text:style-name="T3">属性，为 </text:span><text:span text:style-name="T1">rwx </text:span><text:span text:style-name="T3">属性数值的相加。 </text:span></text:p>
      <text:p text:style-name="P29"><text:span text:style-name="T1">-R : </text:span><text:span text:style-name="T3">进行递归</text:span><text:span text:style-name="T1">(recursive)</text:span><text:span text:style-name="T3">的持续变更，亦即连同次目录下的所有档案都会变更</text:span></text:p>
      <text:p text:style-name="P14"><text:span text:style-name="T3">举例来说，如果要将</text:span><text:span text:style-name="T1">.bashrc</text:span><text:span text:style-name="T3">这个档案所有的</text:span><text:span text:style-name="T39">权限</text:span><text:span text:style-name="T3">都设定启用，那么就下达：</text:span></text:p>
      <text:p text:style-name="P19">[root@www ~]# ls -al .bashrc </text:p>
      <text:p text:style-name="P27">-rw-r--r-- <text:span text:style-name="T47">1</text:span> root root <text:span text:style-name="T47">395</text:span> Jul <text:span text:style-name="T47">4</text:span> <text:span text:style-name="T47">11</text:span>:<text:span text:style-name="T47">45</text:span> .bashrc </text:p>
      <text:p text:style-name="P27">[root@www ~]# chmod <text:span text:style-name="T47">777</text:span> .bashrc </text:p>
      <text:p text:style-name="P27">[root@www ~]# ls -al .bashrc </text:p>
      <text:p text:style-name="P30">-rwxrwxrwx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14"><text:span text:style-name="T3">那如果要将</text:span><text:span text:style-name="T39">权限</text:span><text:span text:style-name="T3">变成 </text:span><text:span text:style-name="T1">-rwxr-xr-- </text:span><text:span text:style-name="T3">呢？那么</text:span><text:span text:style-name="T39">权限</text:span><text:span text:style-name="T3">的分数就成为 </text:span><text:span text:style-name="T1">[4+2+1][4+0+1][4+0+0]=754 </text:span><text:span text:style-name="T3">啰！所以你需要下达：</text:span></text:p>
      <text:p text:style-name="P15">[root@www ~]# chmod 754 filename</text:p>
      <text:p text:style-name="P17"><text:span text:style-name="T1">3.2 </text:span><text:span text:style-name="T3">符号类型改变档案</text:span><text:span text:style-name="T11">权限</text:span></text:p>
      <text:p text:style-name="P14"><text:span text:style-name="T3">还有一个改变</text:span><text:span text:style-name="T39">权限</text:span><text:span text:style-name="T3">的方法呦！从之前的介绍中我们可以发现，基本上就九个</text:span><text:span text:style-name="T39">权限</text:span><text:span text:style-name="T3">分别是</text:span><text:span text:style-name="T1">(1)user (2)group (3)others</text:span><text:span text:style-name="T3">三种身份啦！那么我们就可以藉由</text:span><text:span text:style-name="T1">u, g, o</text:span><text:span text:style-name="T3">来代表三种身份的</text:span><text:span text:style-name="T39">权限</text:span><text:span text:style-name="T3">！此外， </text:span><text:span text:style-name="T1">a </text:span><text:span text:style-name="T3">则代表 </text:span><text:span text:style-name="T1">all </text:span><text:span text:style-name="T3">亦即全部的身份！那么读写的</text:span><text:span text:style-name="T39">权限</text:span><text:soft-page-break/><text:span text:style-name="T3">就可以写成</text:span><text:span text:style-name="T1">r, w, x</text:span><text:span text:style-name="T3">啰！也就是可以使用底下的方式来看：</text:span></text:p>
      <text:p text:style-name="P14"><draw:frame draw:style-name="fr1" draw:name="Image2" text:anchor-type="as-char" svg:width="0.7862in" svg:height="0.3929in" draw:z-index="1"><draw:image xlink:href="http://images.cnitblog.com/blog/377696/201307/01160933-d7769cca48734e3683809bb3f8647e63.png" xlink:type="simple" xlink:show="embed" xlink:actuate="onLoad"/></draw:frame></text:p>
      <text:p text:style-name="P14"><text:span text:style-name="T3">来实验一下吧！假如我们要设定一个档案的</text:span><text:span text:style-name="T39">权限</text:span><text:span text:style-name="T3">成为『</text:span><text:span text:style-name="T1">-rwxr-xr-x</text:span><text:span text:style-name="T3">』时，基本上就是：</text:span><text:span text:style-name="T1"><text:line-break/>o user (u)</text:span><text:span text:style-name="T3">：具有可读、可写、可执行的</text:span><text:span text:style-name="T39">权限</text:span><text:span text:style-name="T3">；</text:span><text:span text:style-name="T1"><text:line-break/>o group </text:span><text:span text:style-name="T3">与 </text:span><text:span text:style-name="T1">others (g/o)</text:span><text:span text:style-name="T3">：具有可读不执行的</text:span><text:span text:style-name="T39">权限</text:span><text:span text:style-name="T3">。</text:span></text:p>
      <text:p text:style-name="P13">所以就是：</text:p>
      <text:p text:style-name="P19">[root@www ~]# chmod u=rwx,go=rx .bashrc </text:p>
      <text:p text:style-name="P25"><text:span text:style-name="T1"># </text:span><text:span text:style-name="T3">注意喔！那个 </text:span><text:span text:style-name="T1">u=rwx,go=rx </text:span><text:span text:style-name="T3">是连在一起的，中间并没有任何空格符！ </text:span></text:p>
      <text:p text:style-name="P27">[root@www ~]# ls -al .bashrc </text:p>
      <text:p text:style-name="P30">-rwxr-xr-x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14"><text:span text:style-name="T3">那么假如是『 </text:span><text:span text:style-name="T1">-rwxr-xr-- </text:span><text:span text:style-name="T3">』这样的</text:span><text:span text:style-name="T39">权限</text:span><text:span text:style-name="T3">呢？可以使用『 </text:span><text:span text:style-name="T1">chmod u=rwx,g=rx,o=r filename </text:span><text:span text:style-name="T3">』来设定。此外，如果我们知道原先的文件属性，而我只想要增加</text:span><text:span text:style-name="T1">.bashrc</text:span><text:span text:style-name="T3">这个档案的每个人均可写入的</text:span><text:span text:style-name="T39">权限</text:span><text:span text:style-name="T3">， 那么我就可以使用：</text:span></text:p>
      <text:p text:style-name="P19">[root@www ~]# ls -al .bashrc </text:p>
      <text:p text:style-name="P27">-rwxr-xr-x <text:span text:style-name="T47">1</text:span> root root <text:span text:style-name="T47">395</text:span> Jul <text:span text:style-name="T47">4</text:span> <text:span text:style-name="T47">11</text:span>:<text:span text:style-name="T47">45</text:span> .bashrc </text:p>
      <text:p text:style-name="P27">[root@www ~]# chmod a+w .bashrc </text:p>
      <text:p text:style-name="P27">[root@www ~]# ls -al .bashrc </text:p>
      <text:p text:style-name="P30">-rwxrwxrwx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13">而如果是要将<text:span text:style-name="T38">权限</text:span>去掉而不改变其他已存在的<text:span text:style-name="T38">权限</text:span>呢？例如要拿掉全部人的可执行<text:span text:style-name="T38">权限</text:span>，则：</text:p>
      <text:p text:style-name="P19">[root@www ~]# chmod a-x .bashrc </text:p>
      <text:p text:style-name="P27">[root@www ~]# ls -al .bashrc </text:p>
      <text:p text:style-name="P30">-rw-rw-rw-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30">6. 查看内存使用情况</text:p>
      <text:p text:style-name="P30">free -m</text:p>
      <text:p text:style-name="P30">7. Xmind</text:p>
      <text:p text:style-name="P32"><text:span text:style-name="T54">下面来介绍一下</text:span><text:span text:style-name="T52">CentOS</text:span><text:span text:style-name="T54">系统上</text:span><text:span text:style-name="T53">XMind</text:span><text:span text:style-name="T54">的基本安装方法：</text:span><text:span text:style-name="T50"><text:line-break/>1. </text:span><text:span text:style-name="T54">登陆</text:span><text:span text:style-name="T53">xmind</text:span><text:span text:style-name="T54">官网，下载</text:span><text:span text:style-name="T50">deb</text:span><text:span text:style-name="T54">安装包：</text:span><text:span text:style-name="T50">http://www.</text:span><text:span text:style-name="T53">xmind</text:span><text:span text:style-name="T50">.net/download/linux/<text:line-break/>2. </text:span><text:span text:style-name="T54">解压</text:span><text:span text:style-name="T50">deb</text:span><text:span text:style-name="T54">包，得到</text:span><text:span text:style-name="T50">data.tar.gz </text:span><text:span text:style-name="T54">和</text:span><text:span text:style-name="T50">control.tar.gz </text:span><text:span text:style-name="T54">两个归档文件</text:span><text:span text:style-name="T50"><text:line-break/>3. </text:span><text:span text:style-name="T54">解压</text:span><text:span text:style-name="T50">data.tar.gz</text:span><text:span text:style-name="T54">，得到一个</text:span><text:span text:style-name="T50">usr</text:span><text:span text:style-name="T54">文件夹，把此文件夹下的</text:span><text:span text:style-name="T50">lib/</text:span><text:span text:style-name="T53">xmind</text:span><text:span text:style-name="T54">文件夹复制到</text:span><text:span text:style-name="T50">/opt/</text:span><text:span text:style-name="T54">文件夹下，</text:span><text:span text:style-name="T50">share</text:span><text:span text:style-name="T54">子文件夹移动到</text:span><text:span text:style-name="T50">/usr/</text:span><text:span text:style-name="T54">文件夹下和已有的</text:span><text:span text:style-name="T50">share</text:span><text:span text:style-name="T54">文件夹合并。命令如下：</text:span></text:p>
      <text:p text:style-name="P34">复制代码</text:p>
      <text:p text:style-name="P35"><text:soft-page-break/><text:span text:style-name="T54">代码如下</text:span><text:span text:style-name="T51">:</text:span></text:p>
      <text:section text:style-name="Sect1" text:name="phpcode115">
        <text:p text:style-name="P22"><text:line-break/>cp -r usr/lib/<text:span text:style-name="T37">xmind</text:span>/ /opt/ <text:line-break/>cp -r usr/share/ /usr/ <text:line-break/></text:p>
      </text:section>
      <text:p text:style-name="P21"><text:line-break/><text:span text:style-name="T45">4. </text:span><text:span text:style-name="T44">解压</text:span><text:span text:style-name="T45">control.tar.gz</text:span><text:span text:style-name="T44">，执行解压出来的</text:span><text:span text:style-name="T45">postinst</text:span><text:span text:style-name="T44">文件：</text:span><text:line-break/><text:span text:style-name="T41"> </text:span></text:p>
      <text:p text:style-name="P34">复制代码</text:p>
      <text:p text:style-name="P35"><text:span text:style-name="T54">代码如下</text:span><text:span text:style-name="T51">:</text:span></text:p>
      <text:section text:style-name="Sect1" text:name="phpcode116">
        <text:p text:style-name="P22"><text:line-break/>./postinst <text:line-break/></text:p>
      </text:section>
      <text:p text:style-name="P21"><text:line-break/><text:span text:style-name="T45">5. </text:span><text:span text:style-name="T44">编辑</text:span><text:span text:style-name="T45">/usr/share/applications/</text:span><text:span text:style-name="T46">xmind</text:span><text:span text:style-name="T45">.desktop</text:span><text:span text:style-name="T44">文件内容为以下内容（只修改了</text:span><text:span text:style-name="T45">Exec</text:span><text:span text:style-name="T44">和</text:span><text:span text:style-name="T45">Icon</text:span><text:span text:style-name="T44">）：</text:span><text:line-break/><text:span text:style-name="T41"> </text:span></text:p>
      <text:p text:style-name="P34">复制代码</text:p>
      <text:p text:style-name="P35"><text:span text:style-name="T54">代码如下</text:span><text:span text:style-name="T51">:</text:span></text:p>
      <text:section text:style-name="Sect1" text:name="phpcode117">
        <text:p text:style-name="P22"><text:line-break/>vim /usr/share/applications/<text:span text:style-name="T37">xmind</text:span>.desktop </text:p>
      </text:section>
      <text:p text:style-name="P30"/>
      <text:p text:style-name="P31">[Desktop Entry] </text:p>
      <text:p text:style-name="P31">Type=Application </text:p>
      <text:p text:style-name="P31">Encoding=UTF-8 </text:p>
      <text:p text:style-name="P31">Name=XMind </text:p>
      <text:p text:style-name="P31">Comment=Launch Xmin 7 </text:p>
      <text:p text:style-name="P31">ICon=/home/lukechen/software/xmind/usr/share/pixmaps/XMind.png </text:p>
      <text:p text:style-name="P31">Exec=/opt/xmind/XMind </text:p>
      <text:p text:style-name="P31">Terminal=false </text:p>
      <text:p text:style-name="P31">StartupNotify=true </text:p>
      <text:p text:style-name="P31">Categories=Office </text:p>
      <text:p text:style-name="P31">MimeType=application/xmin;x-scheme-handler/xmind; </text:p>
      <text:p text:style-name="P30">可能会报找不到的错误，在解压的目录</text:p>
      <text:p text:style-name="P7"><text:soft-page-break/>Solution is:</text:p>
      <text:p text:style-name="P7">mkdir jre<text:line-break/>cd jre</text:p>
      <text:p text:style-name="P33">ln -s {your JDK director}/bin bin</text:p>
      <text:p text:style-name="P33"/>
      <text:p text:style-name="P30"/>
      <text:p text:style-name="P30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ahoma" svg:font-family="tahoma, arial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3:04:23.801965208</meta:creation-date>
    <dc:date>2016-05-26T19:45:58.578826586</dc:date>
    <meta:editing-duration>PT1H38M17S</meta:editing-duration>
    <meta:editing-cycles>12</meta:editing-cycles>
    <meta:generator>LibreOffice/4.2.6.3$Linux_X86_64 LibreOffice_project/420$Build-3</meta:generator>
    <meta:document-statistic meta:table-count="0" meta:image-count="2" meta:object-count="0" meta:page-count="15" meta:paragraph-count="143" meta:word-count="6753" meta:character-count="13229" meta:non-whitespace-character-count="11741"/>
  </office:meta>
</office:document-meta>
</file>